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0" style:family="table-cell" style:parent-style-name="Pivot_20_Table_20_Value" style:data-style-name="N0"/>
    <style:style style:name="ce1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6.011cm" svg:height="8.996cm" svg:x="0.239cm" svg:y="12.817cm">
            <draw:object draw:notify-on-update-of-ranges="Arkusz1.A1:Arkusz1.A1 Arkusz1.A2:Arkusz1.A11 Arkusz1.B1:Arkusz1.B1 Arkusz1.B2:Arkusz1.B11 Arkusz1.K1:Arkusz1.K1 Arkusz1.K2:Arkusz1.K11 Arkusz1.T1:Arkusz1.T1 Arkusz1.T2:Arkusz1.T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1cm" svg:height="8.997cm" svg:x="0.239cm" svg:y="22.334cm">
            <draw:object draw:notify-on-update-of-ranges="Arkusz1.A14:Arkusz1.A14 Arkusz1.A15:Arkusz1.A24 Arkusz1.B14:Arkusz1.B14 Arkusz1.B15:Arkusz1.B24 Arkusz1.K14:Arkusz1.K14 Arkusz1.K15:Arkusz1.K24 Arkusz1.T14:Arkusz1.T14 Arkusz1.T15:Arkusz1.T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11cm" svg:height="8.996cm" svg:x="16.797cm" svg:y="12.991cm">
            <draw:object draw:notify-on-update-of-ranges="Arkusz1.A1:Arkusz1.A1 Arkusz1.A2:Arkusz1.A11 Arkusz1.C1:Arkusz1.C1 Arkusz1.C2:Arkusz1.C11 Arkusz1.L1:Arkusz1.L1 Arkusz1.L2:Arkusz1.L11 Arkusz1.U1:Arkusz1.U1 Arkusz1.U2:Arkusz1.U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1cm" svg:height="8.996cm" svg:x="17.002cm" svg:y="22.266cm">
            <draw:object draw:notify-on-update-of-ranges="Arkusz1.A14:Arkusz1.A14 Arkusz1.A15:Arkusz1.A24 Arkusz1.C14:Arkusz1.C14 Arkusz1.C15:Arkusz1.C24 Arkusz1.L14:Arkusz1.L14 Arkusz1.L15:Arkusz1.L24 Arkusz1.U14:Arkusz1.U14 Arkusz1.U15:Arkusz1.U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1cm" svg:height="8.996cm" svg:x="33.115cm" svg:y="13.095cm">
            <draw:object draw:notify-on-update-of-ranges="Arkusz1.A1:Arkusz1.A1 Arkusz1.A2:Arkusz1.A11 Arkusz1.D1:Arkusz1.D1 Arkusz1.D2:Arkusz1.D11 Arkusz1.M1:Arkusz1.M1 Arkusz1.M2:Arkusz1.M11 Arkusz1.V1:Arkusz1.V1 Arkusz1.V2:Arkusz1.V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11cm" svg:height="8.996cm" svg:x="33.184cm" svg:y="22.302cm">
            <draw:object draw:notify-on-update-of-ranges="Arkusz1.A14:Arkusz1.A14 Arkusz1.A15:Arkusz1.A24 Arkusz1.D14:Arkusz1.D14 Arkusz1.D15:Arkusz1.D24 Arkusz1.M14:Arkusz1.M14 Arkusz1.M15:Arkusz1.M24 Arkusz1.V14:Arkusz1.V14 Arkusz1.V15:Arkusz1.V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01cm" svg:height="8.996cm" svg:x="50.015cm" svg:y="13.096cm">
            <draw:object draw:notify-on-update-of-ranges="Arkusz1.A1:Arkusz1.A1 Arkusz1.A2:Arkusz1.A11 Arkusz1.E1:Arkusz1.E1 Arkusz1.E2:Arkusz1.E11 Arkusz1.N1:Arkusz1.N1 Arkusz1.N2:Arkusz1.N11 Arkusz1.W1:Arkusz1.W1 Arkusz1.W2:Arkusz1.W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6.011cm" svg:height="8.996cm" svg:x="49.81cm" svg:y="22.403cm">
            <draw:object draw:notify-on-update-of-ranges="Arkusz1.A14:Arkusz1.A14 Arkusz1.A15:Arkusz1.A24 Arkusz1.E14:Arkusz1.E14 Arkusz1.E15:Arkusz1.E24 Arkusz1.N14:Arkusz1.N14 Arkusz1.N15:Arkusz1.N24 Arkusz1.W14:Arkusz1.W14 Arkusz1.W15:Arkusz1.W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6.01cm" svg:height="8.996cm" svg:x="0.137cm" svg:y="33.45cm">
            <draw:object draw:notify-on-update-of-ranges="Arkusz1.A1:Arkusz1.A1 Arkusz1.A2:Arkusz1.A11 Arkusz1.F1:Arkusz1.F1 Arkusz1.F2:Arkusz1.F11 Arkusz1.O1:Arkusz1.O1 Arkusz1.O2:Arkusz1.O11 Arkusz1.X1:Arkusz1.X1 Arkusz1.X2:Arkusz1.X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6.011cm" svg:height="8.997cm" svg:x="0.068cm" svg:y="42.688cm">
            <draw:object draw:notify-on-update-of-ranges="Arkusz1.A14:Arkusz1.A14 Arkusz1.A15:Arkusz1.A24 Arkusz1.F14:Arkusz1.F14 Arkusz1.F15:Arkusz1.F24 Arkusz1.O14:Arkusz1.O14 Arkusz1.O15:Arkusz1.O24 Arkusz1.X14:Arkusz1.X14 Arkusz1.X15:Arkusz1.X2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6.01cm" svg:height="8.996cm" svg:x="16.9cm" svg:y="33.413cm">
            <draw:object draw:notify-on-update-of-ranges="Arkusz1.A1:Arkusz1.A1 Arkusz1.A2:Arkusz1.A11 Arkusz1.G1:Arkusz1.G1 Arkusz1.G2:Arkusz1.G11 Arkusz1.P1:Arkusz1.P1 Arkusz1.P2:Arkusz1.P11 Arkusz1.Y1:Arkusz1.Y1 Arkusz1.Y2:Arkusz1.Y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6.01cm" svg:height="8.996cm" svg:x="16.9cm" svg:y="42.618cm">
            <draw:object draw:notify-on-update-of-ranges="Arkusz1.A14:Arkusz1.A14 Arkusz1.A15:Arkusz1.A24 Arkusz1.G14:Arkusz1.G14 Arkusz1.G15:Arkusz1.G24 Arkusz1.P14:Arkusz1.P14 Arkusz1.P15:Arkusz1.P24 Arkusz1.Y14:Arkusz1.Y14 Arkusz1.Y15:Arkusz1.Y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6.01cm" svg:height="8.996cm" svg:x="33.663cm" svg:y="33.102cm">
            <draw:object draw:notify-on-update-of-ranges="Arkusz1.A1:Arkusz1.A1 Arkusz1.A2:Arkusz1.A11 Arkusz1.H1:Arkusz1.H1 Arkusz1.H2:Arkusz1.H11 Arkusz1.Q1:Arkusz1.Q1 Arkusz1.Q2:Arkusz1.Q11 Arkusz1.Z1:Arkusz1.Z1 Arkusz1.Z2:Arkusz1.Z1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6.01cm" svg:height="8.996cm" svg:x="33.697cm" svg:y="42.688cm">
            <draw:object draw:notify-on-update-of-ranges="Arkusz1.A14:Arkusz1.A14 Arkusz1.A15:Arkusz1.A24 Arkusz1.H14:Arkusz1.H14 Arkusz1.H15:Arkusz1.H24 Arkusz1.Q14:Arkusz1.Q14 Arkusz1.Q15:Arkusz1.Q24 Arkusz1.Z14:Arkusz1.Z14 Arkusz1.Z15:Arkusz1.Z2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6"/>
        <table:table-column table:style-name="co1" table:number-columns-repeated="5" table:default-cell-style-name="ce10"/>
        <table:table-column table:style-name="co2" table:default-cell-style-name="ce14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5" table:default-cell-style-name="ce10"/>
        <table:table-column table:style-name="co1" table:default-cell-style-name="ce14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5" table:default-cell-style-name="ce10"/>
        <table:table-column table:style-name="co1" table:default-cell-style-name="ce14"/>
        <table:table-row table:style-name="ro1">
          <table:table-cell table:style-name="ce1" office:value-type="string" calcext:value-type="string">
            <text:p>size_n</text:p>
          </table:table-cell>
          <table:table-cell table:style-name="ce4" office:value-type="string" calcext:value-type="string">
            <text:p>comp_avg - sorted_bst</text:p>
          </table:table-cell>
          <table:table-cell table:style-name="ce8" office:value-type="string" calcext:value-type="string">
            <text:p>comp_maks – sorted_bst</text:p>
          </table:table-cell>
          <table:table-cell table:style-name="ce8" office:value-type="string" calcext:value-type="string">
            <text:p>reads_avg – sorted_bst</text:p>
          </table:table-cell>
          <table:table-cell table:style-name="ce8" office:value-type="string" calcext:value-type="string">
            <text:p>reads_maks – sorted_bst</text:p>
          </table:table-cell>
          <table:table-cell table:style-name="ce8" office:value-type="string" calcext:value-type="string">
            <text:p>h_avg – sorted_bst</text:p>
          </table:table-cell>
          <table:table-cell table:style-name="ce8" office:value-type="string" calcext:value-type="string">
            <text:p>h_final – sorted_bst</text:p>
          </table:table-cell>
          <table:table-cell table:style-name="ce12" office:value-type="string" calcext:value-type="string">
            <text:p>h_maks – sorted_bst</text:p>
          </table:table-cell>
          <table:table-cell/>
          <table:table-cell table:style-name="ce1" office:value-type="string" calcext:value-type="string">
            <text:p>size_n</text:p>
          </table:table-cell>
          <table:table-cell table:style-name="ce4" office:value-type="string" calcext:value-type="string">
            <text:p>comp_avg – sorted_splay</text:p>
          </table:table-cell>
          <table:table-cell table:style-name="ce8" office:value-type="string" calcext:value-type="string">
            <text:p>comp_maks – sorted_splay</text:p>
          </table:table-cell>
          <table:table-cell table:style-name="ce8" office:value-type="string" calcext:value-type="string">
            <text:p>reads_avg – sorted_splay</text:p>
          </table:table-cell>
          <table:table-cell table:style-name="ce8" office:value-type="string" calcext:value-type="string">
            <text:p>reads_maks – sorted_splay</text:p>
          </table:table-cell>
          <table:table-cell table:style-name="ce8" office:value-type="string" calcext:value-type="string">
            <text:p>h_avg <text:s/>- sorted_splay</text:p>
          </table:table-cell>
          <table:table-cell table:style-name="ce8" office:value-type="string" calcext:value-type="string">
            <text:p>h_final <text:s/>- sorted_splay</text:p>
          </table:table-cell>
          <table:table-cell table:style-name="ce12" office:value-type="string" calcext:value-type="string">
            <text:p>h_maks - sorted_splay</text:p>
          </table:table-cell>
          <table:table-cell/>
          <table:table-cell table:style-name="ce1" office:value-type="string" calcext:value-type="string">
            <text:p>size_n</text:p>
          </table:table-cell>
          <table:table-cell table:style-name="ce4" office:value-type="string" calcext:value-type="string">
            <text:p>comp_avg – sorted_Rbtree</text:p>
          </table:table-cell>
          <table:table-cell table:style-name="ce8" office:value-type="string" calcext:value-type="string">
            <text:p>comp_maks – sorted_Rbtree</text:p>
          </table:table-cell>
          <table:table-cell table:style-name="ce8" office:value-type="string" calcext:value-type="string">
            <text:p>reads_avg – sorted_Rbtree</text:p>
          </table:table-cell>
          <table:table-cell table:style-name="ce8" office:value-type="string" calcext:value-type="string">
            <text:p>reads_maks – sorted_Rbtree</text:p>
          </table:table-cell>
          <table:table-cell table:style-name="ce8" office:value-type="string" calcext:value-type="string">
            <text:p>h_avg – sorted_Rbtree</text:p>
          </table:table-cell>
          <table:table-cell table:style-name="ce8" office:value-type="string" calcext:value-type="string">
            <text:p>h_final – sorted_Rbtree</text:p>
          </table:table-cell>
          <table:table-cell table:style-name="ce12" office:value-type="string" calcext:value-type="string">
            <text:p>h_maks – sorted_Rbtree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5" office:value-type="float" office:value="6969.0547575" calcext:value-type="float">
            <text:p>6969,0547575</text:p>
          </table:table-cell>
          <table:table-cell table:style-name="ce9" office:value-type="float" office:value="19999" calcext:value-type="float">
            <text:p>19999</text:p>
          </table:table-cell>
          <table:table-cell table:style-name="ce9" office:value-type="float" office:value="1970.2509175" calcext:value-type="float">
            <text:p>1970,2509175</text:p>
          </table:table-cell>
          <table:table-cell table:style-name="ce9" office:value-type="float" office:value="9912.4" calcext:value-type="float">
            <text:p>9912,4</text:p>
          </table:table-cell>
          <table:table-cell table:style-name="ce9" office:value-type="float" office:value="6436.20849" calcext:value-type="float">
            <text:p>6436,20849</text:p>
          </table:table-cell>
          <table:table-cell table:style-name="ce9" office:value-type="float" office:value="6075.8" calcext:value-type="float">
            <text:p>6075,8</text:p>
          </table:table-cell>
          <table:table-cell table:style-name="ce13" office:value-type="float" office:value="10000" calcext:value-type="float">
            <text:p>10000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5" office:value-type="float" office:value="22.0234775" calcext:value-type="float">
            <text:p>22,0234775</text:p>
          </table:table-cell>
          <table:table-cell table:style-name="ce9" office:value-type="float" office:value="9415.95" calcext:value-type="float">
            <text:p>9415,95</text:p>
          </table:table-cell>
          <table:table-cell table:style-name="ce9" office:value-type="float" office:value="56.25978" calcext:value-type="float">
            <text:p>56,25978</text:p>
          </table:table-cell>
          <table:table-cell table:style-name="ce9" office:value-type="float" office:value="28243.2" calcext:value-type="float">
            <text:p>28243,2</text:p>
          </table:table-cell>
          <table:table-cell table:style-name="ce9" office:value-type="float" office:value="2509.87307" calcext:value-type="float">
            <text:p>2509,87307</text:p>
          </table:table-cell>
          <table:table-cell table:style-name="ce9" office:value-type="float" office:value="31.65" calcext:value-type="float">
            <text:p>31,65</text:p>
          </table:table-cell>
          <table:table-cell table:style-name="ce13" office:value-type="float" office:value="9950" calcext:value-type="float">
            <text:p>9950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5" office:value-type="float" office:value="23.77434" calcext:value-type="float">
            <text:p>23,77434</text:p>
          </table:table-cell>
          <table:table-cell table:style-name="ce9" office:value-type="float" office:value="34.5" calcext:value-type="float">
            <text:p>34,5</text:p>
          </table:table-cell>
          <table:table-cell table:style-name="ce9" office:value-type="float" office:value="12.0657375" calcext:value-type="float">
            <text:p>12,0657375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17.3621575" calcext:value-type="float">
            <text:p>17,3621575</text:p>
          </table:table-cell>
          <table:table-cell table:style-name="ce9" office:value-type="float" office:value="14" calcext:value-type="float">
            <text:p>14</text:p>
          </table:table-cell>
          <table:table-cell table:style-name="ce13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28.66739625" calcext:value-type="float">
            <text:p>13928,66739625</text:p>
          </table:table-cell>
          <table:table-cell office:value-type="float" office:value="39999" calcext:value-type="float">
            <text:p>39999</text:p>
          </table:table-cell>
          <table:table-cell office:value-type="float" office:value="3929.86423125" calcext:value-type="float">
            <text:p>3929,86423125</text:p>
          </table:table-cell>
          <table:table-cell office:value-type="float" office:value="19868.35" calcext:value-type="float">
            <text:p>19868,35</text:p>
          </table:table-cell>
          <table:table-cell office:value-type="float" office:value="12864.8138925" calcext:value-type="float">
            <text:p>12864,8138925</text:p>
          </table:table-cell>
          <table:table-cell office:value-type="float" office:value="12125.6" calcext:value-type="float">
            <text:p>12125,6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3.55326" calcext:value-type="float">
            <text:p>23,55326</text:p>
          </table:table-cell>
          <table:table-cell office:value-type="float" office:value="18873.95" calcext:value-type="float">
            <text:p>18873,95</text:p>
          </table:table-cell>
          <table:table-cell office:value-type="float" office:value="60.464545" calcext:value-type="float">
            <text:p>60,464545</text:p>
          </table:table-cell>
          <table:table-cell office:value-type="float" office:value="56617.25" calcext:value-type="float">
            <text:p>56617,25</text:p>
          </table:table-cell>
          <table:table-cell office:value-type="float" office:value="5010.99377" calcext:value-type="float">
            <text:p>5010,99377</text:p>
          </table:table-cell>
          <table:table-cell office:value-type="float" office:value="35.95" calcext:value-type="float">
            <text:p>35,95</text:p>
          </table:table-cell>
          <table:table-cell office:value-type="float" office:value="19950" calcext:value-type="float">
            <text:p>19950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5.771295" calcext:value-type="float">
            <text:p>25,771295</text:p>
          </table:table-cell>
          <table:table-cell office:value-type="float" office:value="36.3" calcext:value-type="float">
            <text:p>36,3</text:p>
          </table:table-cell>
          <table:table-cell office:value-type="float" office:value="12.53425625" calcext:value-type="float">
            <text:p>12,53425625</text:p>
          </table:table-cell>
          <table:table-cell office:value-type="float" office:value="105" calcext:value-type="float">
            <text:p>105</text:p>
          </table:table-cell>
          <table:table-cell office:value-type="float" office:value="18.8676225" calcext:value-type="float">
            <text:p>18,867622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08.23917675" calcext:value-type="float">
            <text:p>20908,23917675</text:p>
          </table:table-cell>
          <table:table-cell office:value-type="float" office:value="59999" calcext:value-type="float">
            <text:p>59999</text:p>
          </table:table-cell>
          <table:table-cell office:value-type="float" office:value="5909.43618675" calcext:value-type="float">
            <text:p>5909,43618675</text:p>
          </table:table-cell>
          <table:table-cell office:value-type="float" office:value="29882.35" calcext:value-type="float">
            <text:p>29882,35</text:p>
          </table:table-cell>
          <table:table-cell office:value-type="float" office:value="19299.36611505" calcext:value-type="float">
            <text:p>19299,36611505</text:p>
          </table:table-cell>
          <table:table-cell office:value-type="float" office:value="18178.4" calcext:value-type="float">
            <text:p>18178,4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4.45079835" calcext:value-type="float">
            <text:p>24,45079835</text:p>
          </table:table-cell>
          <table:table-cell office:value-type="float" office:value="28079.25" calcext:value-type="float">
            <text:p>28079,25</text:p>
          </table:table-cell>
          <table:table-cell office:value-type="float" office:value="62.9173467" calcext:value-type="float">
            <text:p>62,9173467</text:p>
          </table:table-cell>
          <table:table-cell office:value-type="float" office:value="84233.75" calcext:value-type="float">
            <text:p>84233,75</text:p>
          </table:table-cell>
          <table:table-cell office:value-type="float" office:value="7512.00956495" calcext:value-type="float">
            <text:p>7512,00956495</text:p>
          </table:table-cell>
          <table:table-cell office:value-type="float" office:value="36.9" calcext:value-type="float">
            <text:p>36,9</text:p>
          </table:table-cell>
          <table:table-cell office:value-type="float" office:value="29950" calcext:value-type="float">
            <text:p>29950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6.9089866" calcext:value-type="float">
            <text:p>26,9089866</text:p>
          </table:table-cell>
          <table:table-cell office:value-type="float" office:value="38.8" calcext:value-type="float">
            <text:p>38,8</text:p>
          </table:table-cell>
          <table:table-cell office:value-type="float" office:value="12.80001585" calcext:value-type="float">
            <text:p>12,80001585</text:p>
          </table:table-cell>
          <table:table-cell office:value-type="float" office:value="111" calcext:value-type="float">
            <text:p>111</text:p>
          </table:table-cell>
          <table:table-cell office:value-type="float" office:value="19.6212751" calcext:value-type="float">
            <text:p>19,6212751</text:p>
          </table:table-cell>
          <table:table-cell office:value-type="float" office:value="15.35" calcext:value-type="float">
            <text:p>15,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56.52011235" calcext:value-type="float">
            <text:p>27856,52011235</text:p>
          </table:table-cell>
          <table:table-cell office:value-type="float" office:value="79999" calcext:value-type="float">
            <text:p>79999</text:p>
          </table:table-cell>
          <table:table-cell office:value-type="float" office:value="7857.71695815" calcext:value-type="float">
            <text:p>7857,71695815</text:p>
          </table:table-cell>
          <table:table-cell office:value-type="float" office:value="39834.35" calcext:value-type="float">
            <text:p>39834,35</text:p>
          </table:table-cell>
          <table:table-cell office:value-type="float" office:value="25737.740335" calcext:value-type="float">
            <text:p>25737,740335</text:p>
          </table:table-cell>
          <table:table-cell office:value-type="float" office:value="24251.35" calcext:value-type="float">
            <text:p>24251,35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5.1131844" calcext:value-type="float">
            <text:p>25,1131844</text:p>
          </table:table-cell>
          <table:table-cell office:value-type="float" office:value="41643.65" calcext:value-type="float">
            <text:p>41643,65</text:p>
          </table:table-cell>
          <table:table-cell office:value-type="float" office:value="64.7367652" calcext:value-type="float">
            <text:p>64,7367652</text:p>
          </table:table-cell>
          <table:table-cell office:value-type="float" office:value="124926.5" calcext:value-type="float">
            <text:p>124926,5</text:p>
          </table:table-cell>
          <table:table-cell office:value-type="float" office:value="10012.3491577" calcext:value-type="float">
            <text:p>10012,3491577</text:p>
          </table:table-cell>
          <table:table-cell office:value-type="float" office:value="39.55" calcext:value-type="float">
            <text:p>39,55</text:p>
          </table:table-cell>
          <table:table-cell office:value-type="float" office:value="39950" calcext:value-type="float">
            <text:p>3995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7.77647875" calcext:value-type="float">
            <text:p>27,77647875</text:p>
          </table:table-cell>
          <table:table-cell office:value-type="float" office:value="39.9" calcext:value-type="float">
            <text:p>39,9</text:p>
          </table:table-cell>
          <table:table-cell office:value-type="float" office:value="13.01388755" calcext:value-type="float">
            <text:p>13,01388755</text:p>
          </table:table-cell>
          <table:table-cell office:value-type="float" office:value="113" calcext:value-type="float">
            <text:p>113</text:p>
          </table:table-cell>
          <table:table-cell office:value-type="float" office:value="20.39963625" calcext:value-type="float">
            <text:p>20,399636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26.48153" calcext:value-type="float">
            <text:p>34826,48153</text:p>
          </table:table-cell>
          <table:table-cell office:value-type="float" office:value="99999" calcext:value-type="float">
            <text:p>99999</text:p>
          </table:table-cell>
          <table:table-cell office:value-type="float" office:value="9827.6783395" calcext:value-type="float">
            <text:p>9827,6783395</text:p>
          </table:table-cell>
          <table:table-cell office:value-type="float" office:value="49797.25" calcext:value-type="float">
            <text:p>49797,25</text:p>
          </table:table-cell>
          <table:table-cell office:value-type="float" office:value="32167.4730085" calcext:value-type="float">
            <text:p>32167,4730085</text:p>
          </table:table-cell>
          <table:table-cell office:value-type="float" office:value="30318.05" calcext:value-type="float">
            <text:p>30318,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5.6098735" calcext:value-type="float">
            <text:p>25,6098735</text:p>
          </table:table-cell>
          <table:table-cell office:value-type="float" office:value="48845.3" calcext:value-type="float">
            <text:p>48845,3</text:p>
          </table:table-cell>
          <table:table-cell office:value-type="float" office:value="66.1028085" calcext:value-type="float">
            <text:p>66,1028085</text:p>
          </table:table-cell>
          <table:table-cell office:value-type="float" office:value="146530.7" calcext:value-type="float">
            <text:p>146530,7</text:p>
          </table:table-cell>
          <table:table-cell office:value-type="float" office:value="12513.000208" calcext:value-type="float">
            <text:p>12513,000208</text:p>
          </table:table-cell>
          <table:table-cell office:value-type="float" office:value="39.25" calcext:value-type="float">
            <text:p>39,25</text:p>
          </table:table-cell>
          <table:table-cell office:value-type="float" office:value="49950" calcext:value-type="float">
            <text:p>49950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8.408819" calcext:value-type="float">
            <text:p>28,408819</text:p>
          </table:table-cell>
          <table:table-cell office:value-type="float" office:value="40.4" calcext:value-type="float">
            <text:p>40,4</text:p>
          </table:table-cell>
          <table:table-cell office:value-type="float" office:value="13.171148" calcext:value-type="float">
            <text:p>13,171148</text:p>
          </table:table-cell>
          <table:table-cell office:value-type="float" office:value="119" calcext:value-type="float">
            <text:p>119</text:p>
          </table:table-cell>
          <table:table-cell office:value-type="float" office:value="20.8294595" calcext:value-type="float">
            <text:p>20,8294595</text:p>
          </table:table-cell>
          <table:table-cell office:value-type="float" office:value="16.25" calcext:value-type="float">
            <text:p>16,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16.92113425" calcext:value-type="float">
            <text:p>41816,92113425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18.11758835" calcext:value-type="float">
            <text:p>11818,11758835</text:p>
          </table:table-cell>
          <table:table-cell office:value-type="float" office:value="59778.2" calcext:value-type="float">
            <text:p>59778,2</text:p>
          </table:table-cell>
          <table:table-cell office:value-type="float" office:value="38622.22119745" calcext:value-type="float">
            <text:p>38622,22119745</text:p>
          </table:table-cell>
          <table:table-cell office:value-type="float" office:value="36424.5" calcext:value-type="float">
            <text:p>36424,5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26.03127505" calcext:value-type="float">
            <text:p>26,03127505</text:p>
          </table:table-cell>
          <table:table-cell office:value-type="float" office:value="58251.3" calcext:value-type="float">
            <text:p>58251,3</text:p>
          </table:table-cell>
          <table:table-cell office:value-type="float" office:value="67.2552649" calcext:value-type="float">
            <text:p>67,2552649</text:p>
          </table:table-cell>
          <table:table-cell office:value-type="float" office:value="174749.2" calcext:value-type="float">
            <text:p>174749,2</text:p>
          </table:table-cell>
          <table:table-cell office:value-type="float" office:value="15013.68458125" calcext:value-type="float">
            <text:p>15013,68458125</text:p>
          </table:table-cell>
          <table:table-cell office:value-type="float" office:value="39.8" calcext:value-type="float">
            <text:p>39,8</text:p>
          </table:table-cell>
          <table:table-cell office:value-type="float" office:value="59950" calcext:value-type="float">
            <text:p>59950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28.8951275" calcext:value-type="float">
            <text:p>28,8951275</text:p>
          </table:table-cell>
          <table:table-cell office:value-type="float" office:value="40.6" calcext:value-type="float">
            <text:p>40,6</text:p>
          </table:table-cell>
          <table:table-cell office:value-type="float" office:value="13.27866545" calcext:value-type="float">
            <text:p>13,27866545</text:p>
          </table:table-cell>
          <table:table-cell office:value-type="float" office:value="119" calcext:value-type="float">
            <text:p>119</text:p>
          </table:table-cell>
          <table:table-cell office:value-type="float" office:value="21.09265445" calcext:value-type="float">
            <text:p>21,09265445</text:p>
          </table:table-cell>
          <table:table-cell office:value-type="float" office:value="16.3" calcext:value-type="float">
            <text:p>16,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757.3100169286" calcext:value-type="float">
            <text:p>48757,3100169286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758.5067805714" calcext:value-type="float">
            <text:p>13758,5067805714</text:p>
          </table:table-cell>
          <table:table-cell office:value-type="float" office:value="69772.6428571429" calcext:value-type="float">
            <text:p>69772,6428571429</text:p>
          </table:table-cell>
          <table:table-cell office:value-type="float" office:value="45049.3268177857" calcext:value-type="float">
            <text:p>45049,3268177857</text:p>
          </table:table-cell>
          <table:table-cell office:value-type="float" office:value="42452.0714285714" calcext:value-type="float">
            <text:p>42452,0714285714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26.37790345" calcext:value-type="float">
            <text:p>26,37790345</text:p>
          </table:table-cell>
          <table:table-cell office:value-type="float" office:value="69815.4" calcext:value-type="float">
            <text:p>69815,4</text:p>
          </table:table-cell>
          <table:table-cell office:value-type="float" office:value="68.20889635" calcext:value-type="float">
            <text:p>68,20889635</text:p>
          </table:table-cell>
          <table:table-cell office:value-type="float" office:value="209441.85" calcext:value-type="float">
            <text:p>209441,85</text:p>
          </table:table-cell>
          <table:table-cell office:value-type="float" office:value="17513.8091666" calcext:value-type="float">
            <text:p>17513,8091666</text:p>
          </table:table-cell>
          <table:table-cell office:value-type="float" office:value="42.8" calcext:value-type="float">
            <text:p>42,8</text:p>
          </table:table-cell>
          <table:table-cell office:value-type="float" office:value="69950" calcext:value-type="float">
            <text:p>69950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29.3492971" calcext:value-type="float">
            <text:p>29,3492971</text:p>
          </table:table-cell>
          <table:table-cell office:value-type="float" office:value="40.8" calcext:value-type="float">
            <text:p>40,8</text:p>
          </table:table-cell>
          <table:table-cell office:value-type="float" office:value="13.381845" calcext:value-type="float">
            <text:p>13,381845</text:p>
          </table:table-cell>
          <table:table-cell office:value-type="float" office:value="121" calcext:value-type="float">
            <text:p>121</text:p>
          </table:table-cell>
          <table:table-cell office:value-type="float" office:value="21.63600495" calcext:value-type="float">
            <text:p>21,63600495</text:p>
          </table:table-cell>
          <table:table-cell office:value-type="float" office:value="17.05" calcext:value-type="float">
            <text:p>17,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5750.2471332" calcext:value-type="float">
            <text:p>55750,2471332</text:p>
          </table:table-cell>
          <table:table-cell office:value-type="float" office:value="159999" calcext:value-type="float">
            <text:p>159999</text:p>
          </table:table-cell>
          <table:table-cell office:value-type="float" office:value="15751.4436174" calcext:value-type="float">
            <text:p>15751,4436174</text:p>
          </table:table-cell>
          <table:table-cell office:value-type="float" office:value="79783.8" calcext:value-type="float">
            <text:p>79783,8</text:p>
          </table:table-cell>
          <table:table-cell office:value-type="float" office:value="51487.5459238" calcext:value-type="float">
            <text:p>51487,5459238</text:p>
          </table:table-cell>
          <table:table-cell office:value-type="float" office:value="48561.5" calcext:value-type="float">
            <text:p>48561,5</text:p>
          </table:table-cell>
          <table:table-cell office:value-type="float" office:value="80000" calcext:value-type="float">
            <text:p>80000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26.6585638" calcext:value-type="float">
            <text:p>26,6585638</text:p>
          </table:table-cell>
          <table:table-cell office:value-type="float" office:value="67946.45" calcext:value-type="float">
            <text:p>67946,45</text:p>
          </table:table-cell>
          <table:table-cell office:value-type="float" office:value="68.97914885" calcext:value-type="float">
            <text:p>68,97914885</text:p>
          </table:table-cell>
          <table:table-cell office:value-type="float" office:value="203833.9" calcext:value-type="float">
            <text:p>203833,9</text:p>
          </table:table-cell>
          <table:table-cell office:value-type="float" office:value="20014.14438655" calcext:value-type="float">
            <text:p>20014,14438655</text:p>
          </table:table-cell>
          <table:table-cell office:value-type="float" office:value="41.45" calcext:value-type="float">
            <text:p>41,45</text:p>
          </table:table-cell>
          <table:table-cell office:value-type="float" office:value="79950" calcext:value-type="float">
            <text:p>79950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29.77412945" calcext:value-type="float">
            <text:p>29,77412945</text:p>
          </table:table-cell>
          <table:table-cell office:value-type="float" office:value="40.8" calcext:value-type="float">
            <text:p>40,8</text:p>
          </table:table-cell>
          <table:table-cell office:value-type="float" office:value="13.4920228" calcext:value-type="float">
            <text:p>13,4920228</text:p>
          </table:table-cell>
          <table:table-cell office:value-type="float" office:value="121" calcext:value-type="float">
            <text:p>121</text:p>
          </table:table-cell>
          <table:table-cell office:value-type="float" office:value="21.9449671" calcext:value-type="float">
            <text:p>21,9449671</text:p>
          </table:table-cell>
          <table:table-cell office:value-type="float" office:value="17.25" calcext:value-type="float">
            <text:p>17,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2690.7898017" calcext:value-type="float">
            <text:p>62690,7898017</text:p>
          </table:table-cell>
          <table:table-cell office:value-type="float" office:value="179999" calcext:value-type="float">
            <text:p>179999</text:p>
          </table:table-cell>
          <table:table-cell office:value-type="float" office:value="17691.9865199" calcext:value-type="float">
            <text:p>17691,9865199</text:p>
          </table:table-cell>
          <table:table-cell office:value-type="float" office:value="89720.8" calcext:value-type="float">
            <text:p>89720,8</text:p>
          </table:table-cell>
          <table:table-cell office:value-type="float" office:value="57907.0800805" calcext:value-type="float">
            <text:p>57907,0800805</text:p>
          </table:table-cell>
          <table:table-cell office:value-type="float" office:value="54589.7" calcext:value-type="float">
            <text:p>54589,7</text:p>
          </table:table-cell>
          <table:table-cell office:value-type="float" office:value="90000" calcext:value-type="float">
            <text:p>90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6.9353506" calcext:value-type="float">
            <text:p>26,9353506</text:p>
          </table:table-cell>
          <table:table-cell office:value-type="float" office:value="97829.85" calcext:value-type="float">
            <text:p>97829,85</text:p>
          </table:table-cell>
          <table:table-cell office:value-type="float" office:value="69.7364827" calcext:value-type="float">
            <text:p>69,7364827</text:p>
          </table:table-cell>
          <table:table-cell office:value-type="float" office:value="293485.05" calcext:value-type="float">
            <text:p>293485,05</text:p>
          </table:table-cell>
          <table:table-cell office:value-type="float" office:value="22513.9188723" calcext:value-type="float">
            <text:p>22513,9188723</text:p>
          </table:table-cell>
          <table:table-cell office:value-type="float" office:value="42.5" calcext:value-type="float">
            <text:p>42,5</text:p>
          </table:table-cell>
          <table:table-cell office:value-type="float" office:value="89950" calcext:value-type="float">
            <text:p>8995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30.1189122" calcext:value-type="float">
            <text:p>30,1189122</text:p>
          </table:table-cell>
          <table:table-cell office:value-type="float" office:value="43.1" calcext:value-type="float">
            <text:p>43,1</text:p>
          </table:table-cell>
          <table:table-cell office:value-type="float" office:value="13.5817778" calcext:value-type="float">
            <text:p>13,5817778</text:p>
          </table:table-cell>
          <table:table-cell office:value-type="float" office:value="121" calcext:value-type="float">
            <text:p>121</text:p>
          </table:table-cell>
          <table:table-cell office:value-type="float" office:value="22.0267866" calcext:value-type="float">
            <text:p>22,0267866</text:p>
          </table:table-cell>
          <table:table-cell office:value-type="float" office:value="17.15" calcext:value-type="float">
            <text:p>17,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7" office:value-type="float" office:value="69665.4251665" calcext:value-type="float">
            <text:p>69665,4251665</text:p>
          </table:table-cell>
          <table:table-cell table:style-name="ce11" office:value-type="float" office:value="199999" calcext:value-type="float">
            <text:p>199999</text:p>
          </table:table-cell>
          <table:table-cell table:style-name="ce11" office:value-type="float" office:value="19666.621887" calcext:value-type="float">
            <text:p>19666,621887</text:p>
          </table:table-cell>
          <table:table-cell table:style-name="ce11" office:value-type="float" office:value="99779.4" calcext:value-type="float">
            <text:p>99779,4</text:p>
          </table:table-cell>
          <table:table-cell table:style-name="ce11" office:value-type="float" office:value="64339.965024" calcext:value-type="float">
            <text:p>64339,965024</text:p>
          </table:table-cell>
          <table:table-cell table:style-name="ce11" office:value-type="float" office:value="60654.9" calcext:value-type="float">
            <text:p>60654,9</text:p>
          </table:table-cell>
          <table:table-cell table:style-name="ce15" office:value-type="float" office:value="100000" calcext:value-type="float">
            <text:p>100000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7" office:value-type="float" office:value="27.16517225" calcext:value-type="float">
            <text:p>27,16517225</text:p>
          </table:table-cell>
          <table:table-cell table:style-name="ce11" office:value-type="float" office:value="90741.2" calcext:value-type="float">
            <text:p>90741,2</text:p>
          </table:table-cell>
          <table:table-cell table:style-name="ce11" office:value-type="float" office:value="70.368748" calcext:value-type="float">
            <text:p>70,368748</text:p>
          </table:table-cell>
          <table:table-cell table:style-name="ce11" office:value-type="float" office:value="272218.7" calcext:value-type="float">
            <text:p>272218,7</text:p>
          </table:table-cell>
          <table:table-cell table:style-name="ce11" office:value-type="float" office:value="25014.71702" calcext:value-type="float">
            <text:p>25014,71702</text:p>
          </table:table-cell>
          <table:table-cell table:style-name="ce11" office:value-type="float" office:value="41.9" calcext:value-type="float">
            <text:p>41,9</text:p>
          </table:table-cell>
          <table:table-cell table:style-name="ce15" office:value-type="float" office:value="99950" calcext:value-type="float">
            <text:p>99950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7" office:value-type="float" office:value="30.413093" calcext:value-type="float">
            <text:p>30,413093</text:p>
          </table:table-cell>
          <table:table-cell table:style-name="ce11" office:value-type="float" office:value="43.1" calcext:value-type="float">
            <text:p>43,1</text:p>
          </table:table-cell>
          <table:table-cell table:style-name="ce11" office:value-type="float" office:value="13.655519" calcext:value-type="float">
            <text:p>13,655519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22.37446725" calcext:value-type="float">
            <text:p>22,37446725</text:p>
          </table:table-cell>
          <table:table-cell table:style-name="ce11" office:value-type="float" office:value="17.4" calcext:value-type="float">
            <text:p>17,4</text:p>
          </table:table-cell>
          <table:table-cell table:style-name="ce15" office:value-type="float" office:value="30" calcext:value-type="float">
            <text:p>30</text:p>
          </table:table-cell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size_n</text:p>
          </table:table-cell>
          <table:table-cell table:style-name="ce4" office:value-type="string" calcext:value-type="string">
            <text:p>comp_avg - unsorted_bst</text:p>
          </table:table-cell>
          <table:table-cell table:style-name="ce8" office:value-type="string" calcext:value-type="string">
            <text:p>comp_maks – unsorted_bst</text:p>
          </table:table-cell>
          <table:table-cell table:style-name="ce8" office:value-type="string" calcext:value-type="string">
            <text:p>reads_avg – unsorted_bst</text:p>
          </table:table-cell>
          <table:table-cell table:style-name="ce8" office:value-type="string" calcext:value-type="string">
            <text:p>reads_maks – unsorted_bst</text:p>
          </table:table-cell>
          <table:table-cell table:style-name="ce8" office:value-type="string" calcext:value-type="string">
            <text:p>h_avg – unsorted_bst</text:p>
          </table:table-cell>
          <table:table-cell table:style-name="ce8" office:value-type="string" calcext:value-type="string">
            <text:p>h_final – unsorted_bst</text:p>
          </table:table-cell>
          <table:table-cell table:style-name="ce12" office:value-type="string" calcext:value-type="string">
            <text:p>h_maks - unsorted_bst</text:p>
          </table:table-cell>
          <table:table-cell/>
          <table:table-cell table:style-name="ce1" office:value-type="string" calcext:value-type="string">
            <text:p>size_n</text:p>
          </table:table-cell>
          <table:table-cell table:style-name="ce4" office:value-type="string" calcext:value-type="string">
            <text:p>comp_avg – unsorted_splay</text:p>
          </table:table-cell>
          <table:table-cell table:style-name="ce8" office:value-type="string" calcext:value-type="string">
            <text:p>comp_maks – unsorted_splay</text:p>
          </table:table-cell>
          <table:table-cell table:style-name="ce8" office:value-type="string" calcext:value-type="string">
            <text:p>reads_avg – unsorted_splay</text:p>
          </table:table-cell>
          <table:table-cell table:style-name="ce8" office:value-type="string" calcext:value-type="string">
            <text:p>reads_maks – unsorted_splay</text:p>
          </table:table-cell>
          <table:table-cell table:style-name="ce8" office:value-type="string" calcext:value-type="string">
            <text:p>h_avg – unsorted_splay</text:p>
          </table:table-cell>
          <table:table-cell table:style-name="ce8" office:value-type="string" calcext:value-type="string">
            <text:p>h_final – unsorted_splay</text:p>
          </table:table-cell>
          <table:table-cell table:style-name="ce12" office:value-type="string" calcext:value-type="string">
            <text:p>h_maks – unsorted_splay</text:p>
          </table:table-cell>
          <table:table-cell/>
          <table:table-cell table:style-name="ce1" office:value-type="string" calcext:value-type="string">
            <text:p>size_n</text:p>
          </table:table-cell>
          <table:table-cell table:style-name="ce4" office:value-type="string" calcext:value-type="string">
            <text:p>comp_avg – unsorted_RBtree</text:p>
          </table:table-cell>
          <table:table-cell table:style-name="ce8" office:value-type="string" calcext:value-type="string">
            <text:p>comp_maks – unsorted_Rbtree</text:p>
          </table:table-cell>
          <table:table-cell table:style-name="ce8" office:value-type="string" calcext:value-type="string">
            <text:p>reads_avg – unsorted_Rbtree</text:p>
          </table:table-cell>
          <table:table-cell table:style-name="ce8" office:value-type="string" calcext:value-type="string">
            <text:p>reads_maks – unsorted_Rbtree</text:p>
          </table:table-cell>
          <table:table-cell table:style-name="ce8" office:value-type="string" calcext:value-type="string">
            <text:p>h_avg – unsorted_Rbtree</text:p>
          </table:table-cell>
          <table:table-cell table:style-name="ce8" office:value-type="string" calcext:value-type="string">
            <text:p>h_final – unsorted_Rbtree</text:p>
          </table:table-cell>
          <table:table-cell table:style-name="ce12" office:value-type="string" calcext:value-type="string">
            <text:p>h_maks – unsorted_Rbtree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5" office:value-type="float" office:value="24.373555" calcext:value-type="float">
            <text:p>24,373555</text:p>
          </table:table-cell>
          <table:table-cell table:style-name="ce9" office:value-type="float" office:value="62.6" calcext:value-type="float">
            <text:p>62,6</text:p>
          </table:table-cell>
          <table:table-cell table:style-name="ce9" office:value-type="float" office:value="10.134535" calcext:value-type="float">
            <text:p>10,134535</text:p>
          </table:table-cell>
          <table:table-cell table:style-name="ce9" office:value-type="float" office:value="55.6" calcext:value-type="float">
            <text:p>55,6</text:p>
          </table:table-cell>
          <table:table-cell table:style-name="ce9" office:value-type="float" office:value="28.73567" calcext:value-type="float">
            <text:p>28,73567</text:p>
          </table:table-cell>
          <table:table-cell table:style-name="ce9" office:value-type="float" office:value="29" calcext:value-type="float">
            <text:p>29</text:p>
          </table:table-cell>
          <table:table-cell table:style-name="ce13" office:value-type="float" office:value="31.8" calcext:value-type="float">
            <text:p>31,8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5" office:value-type="float" office:value="35.233445" calcext:value-type="float">
            <text:p>35,233445</text:p>
          </table:table-cell>
          <table:table-cell table:style-name="ce9" office:value-type="float" office:value="96.85" calcext:value-type="float">
            <text:p>96,85</text:p>
          </table:table-cell>
          <table:table-cell table:style-name="ce9" office:value-type="float" office:value="92.1771975" calcext:value-type="float">
            <text:p>92,1771975</text:p>
          </table:table-cell>
          <table:table-cell table:style-name="ce9" office:value-type="float" office:value="250.4" calcext:value-type="float">
            <text:p>250,4</text:p>
          </table:table-cell>
          <table:table-cell table:style-name="ce9" office:value-type="float" office:value="33.4451" calcext:value-type="float">
            <text:p>33,4451</text:p>
          </table:table-cell>
          <table:table-cell table:style-name="ce9" office:value-type="float" office:value="29.85" calcext:value-type="float">
            <text:p>29,85</text:p>
          </table:table-cell>
          <table:table-cell table:style-name="ce13" office:value-type="float" office:value="37.65" calcext:value-type="float">
            <text:p>37,65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5" office:value-type="float" office:value="19.640205" calcext:value-type="float">
            <text:p>19,640205</text:p>
          </table:table-cell>
          <table:table-cell table:style-name="ce9" office:value-type="float" office:value="33.1" calcext:value-type="float">
            <text:p>33,1</text:p>
          </table:table-cell>
          <table:table-cell table:style-name="ce9" office:value-type="float" office:value="19.8911875" calcext:value-type="float">
            <text:p>19,8911875</text:p>
          </table:table-cell>
          <table:table-cell table:style-name="ce9" office:value-type="float" office:value="67.1" calcext:value-type="float">
            <text:p>67,1</text:p>
          </table:table-cell>
          <table:table-cell table:style-name="ce9" office:value-type="float" office:value="14.3265425" calcext:value-type="float">
            <text:p>14,3265425</text:p>
          </table:table-cell>
          <table:table-cell table:style-name="ce9" office:value-type="float" office:value="15.05" calcext:value-type="float">
            <text:p>15,05</text:p>
          </table:table-cell>
          <table:table-cell table:style-name="ce13"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970685" calcext:value-type="float">
            <text:p>25,970685</text:p>
          </table:table-cell>
          <table:table-cell office:value-type="float" office:value="66.2" calcext:value-type="float">
            <text:p>66,2</text:p>
          </table:table-cell>
          <table:table-cell office:value-type="float" office:value="10.65223" calcext:value-type="float">
            <text:p>10,65223</text:p>
          </table:table-cell>
          <table:table-cell office:value-type="float" office:value="60.1" calcext:value-type="float">
            <text:p>60,1</text:p>
          </table:table-cell>
          <table:table-cell office:value-type="float" office:value="30.92974" calcext:value-type="float">
            <text:p>30,92974</text:p>
          </table:table-cell>
          <table:table-cell office:value-type="float" office:value="31.2" calcext:value-type="float">
            <text:p>31,2</text:p>
          </table:table-cell>
          <table:table-cell office:value-type="float" office:value="33.6" calcext:value-type="float">
            <text:p>33,6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38.33785375" calcext:value-type="float">
            <text:p>38,33785375</text:p>
          </table:table-cell>
          <table:table-cell office:value-type="float" office:value="99.9" calcext:value-type="float">
            <text:p>99,9</text:p>
          </table:table-cell>
          <table:table-cell office:value-type="float" office:value="100.76487625" calcext:value-type="float">
            <text:p>100,76487625</text:p>
          </table:table-cell>
          <table:table-cell office:value-type="float" office:value="255.6" calcext:value-type="float">
            <text:p>255,6</text:p>
          </table:table-cell>
          <table:table-cell office:value-type="float" office:value="37.14897125" calcext:value-type="float">
            <text:p>37,14897125</text:p>
          </table:table-cell>
          <table:table-cell office:value-type="float" office:value="34.35" calcext:value-type="float">
            <text:p>34,35</text:p>
          </table:table-cell>
          <table:table-cell office:value-type="float" office:value="42.7" calcext:value-type="float">
            <text:p>42,7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1.13452875" calcext:value-type="float">
            <text:p>21,13452875</text:p>
          </table:table-cell>
          <table:table-cell office:value-type="float" office:value="35.9" calcext:value-type="float">
            <text:p>35,9</text:p>
          </table:table-cell>
          <table:table-cell office:value-type="float" office:value="20.97641" calcext:value-type="float">
            <text:p>20,97641</text:p>
          </table:table-cell>
          <table:table-cell office:value-type="float" office:value="72.8" calcext:value-type="float">
            <text:p>72,8</text:p>
          </table:table-cell>
          <table:table-cell office:value-type="float" office:value="15.628575" calcext:value-type="float">
            <text:p>15,628575</text:p>
          </table:table-cell>
          <table:table-cell office:value-type="float" office:value="16.1" calcext:value-type="float">
            <text:p>16,1</text:p>
          </table:table-cell>
          <table:table-cell office:value-type="float" office:value="16.65" calcext:value-type="float">
            <text:p>16,6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8.5719285" calcext:value-type="float">
            <text:p>28,5719285</text:p>
          </table:table-cell>
          <table:table-cell office:value-type="float" office:value="71.6" calcext:value-type="float">
            <text:p>71,6</text:p>
          </table:table-cell>
          <table:table-cell office:value-type="float" office:value="11.513745" calcext:value-type="float">
            <text:p>11,513745</text:p>
          </table:table-cell>
          <table:table-cell office:value-type="float" office:value="61.9" calcext:value-type="float">
            <text:p>61,9</text:p>
          </table:table-cell>
          <table:table-cell office:value-type="float" office:value="33.46454" calcext:value-type="float">
            <text:p>33,46454</text:p>
          </table:table-cell>
          <table:table-cell office:value-type="float" office:value="33.9" calcext:value-type="float">
            <text:p>33,9</text:p>
          </table:table-cell>
          <table:table-cell office:value-type="float" office:value="36.3" calcext:value-type="float">
            <text:p>36,3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0.1663066" calcext:value-type="float">
            <text:p>40,1663066</text:p>
          </table:table-cell>
          <table:table-cell office:value-type="float" office:value="109.1" calcext:value-type="float">
            <text:p>109,1</text:p>
          </table:table-cell>
          <table:table-cell office:value-type="float" office:value="105.80887425" calcext:value-type="float">
            <text:p>105,80887425</text:p>
          </table:table-cell>
          <table:table-cell office:value-type="float" office:value="277.9" calcext:value-type="float">
            <text:p>277,9</text:p>
          </table:table-cell>
          <table:table-cell office:value-type="float" office:value="39.22376" calcext:value-type="float">
            <text:p>39,22376</text:p>
          </table:table-cell>
          <table:table-cell office:value-type="float" office:value="35.8" calcext:value-type="float">
            <text:p>35,8</text:p>
          </table:table-cell>
          <table:table-cell office:value-type="float" office:value="43.3" calcext:value-type="float">
            <text:p>43,3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2.04259665" calcext:value-type="float">
            <text:p>22,04259665</text:p>
          </table:table-cell>
          <table:table-cell office:value-type="float" office:value="37.1" calcext:value-type="float">
            <text:p>37,1</text:p>
          </table:table-cell>
          <table:table-cell office:value-type="float" office:value="21.6094333" calcext:value-type="float">
            <text:p>21,6094333</text:p>
          </table:table-cell>
          <table:table-cell office:value-type="float" office:value="74.3" calcext:value-type="float">
            <text:p>74,3</text:p>
          </table:table-cell>
          <table:table-cell office:value-type="float" office:value="16.2687332" calcext:value-type="float">
            <text:p>16,2687332</text:p>
          </table:table-cell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8.6813288" calcext:value-type="float">
            <text:p>28,6813288</text:p>
          </table:table-cell>
          <table:table-cell office:value-type="float" office:value="72.6" calcext:value-type="float">
            <text:p>72,6</text:p>
          </table:table-cell>
          <table:table-cell office:value-type="float" office:value="11.5599626" calcext:value-type="float">
            <text:p>11,5599626</text:p>
          </table:table-cell>
          <table:table-cell office:value-type="float" office:value="71.3" calcext:value-type="float">
            <text:p>71,3</text:p>
          </table:table-cell>
          <table:table-cell office:value-type="float" office:value="33.9312787" calcext:value-type="float">
            <text:p>33,9312787</text:p>
          </table:table-cell>
          <table:table-cell office:value-type="float" office:value="34" calcext:value-type="float">
            <text:p>34</text:p>
          </table:table-cell>
          <table:table-cell office:value-type="float" office:value="36.8" calcext:value-type="float">
            <text:p>36,8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1.4509088" calcext:value-type="float">
            <text:p>41,4509088</text:p>
          </table:table-cell>
          <table:table-cell office:value-type="float" office:value="109.85" calcext:value-type="float">
            <text:p>109,85</text:p>
          </table:table-cell>
          <table:table-cell office:value-type="float" office:value="109.3658014" calcext:value-type="float">
            <text:p>109,3658014</text:p>
          </table:table-cell>
          <table:table-cell office:value-type="float" office:value="283.55" calcext:value-type="float">
            <text:p>283,55</text:p>
          </table:table-cell>
          <table:table-cell office:value-type="float" office:value="40.76095875" calcext:value-type="float">
            <text:p>40,76095875</text:p>
          </table:table-cell>
          <table:table-cell office:value-type="float" office:value="37.2" calcext:value-type="float">
            <text:p>37,2</text:p>
          </table:table-cell>
          <table:table-cell office:value-type="float" office:value="44.6" calcext:value-type="float">
            <text:p>44,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2.66207055" calcext:value-type="float">
            <text:p>22,66207055</text:p>
          </table:table-cell>
          <table:table-cell office:value-type="float" office:value="38.5" calcext:value-type="float">
            <text:p>38,5</text:p>
          </table:table-cell>
          <table:table-cell office:value-type="float" office:value="22.0498651" calcext:value-type="float">
            <text:p>22,0498651</text:p>
          </table:table-cell>
          <table:table-cell office:value-type="float" office:value="79.15" calcext:value-type="float">
            <text:p>79,15</text:p>
          </table:table-cell>
          <table:table-cell office:value-type="float" office:value="16.84929495" calcext:value-type="float">
            <text:p>16,84929495</text:p>
          </table:table-cell>
          <table:table-cell office:value-type="float" office:value="17.45" calcext:value-type="float">
            <text:p>17,45</text:p>
          </table:table-cell>
          <table:table-cell office:value-type="float" office:value="17.95" calcext:value-type="float">
            <text:p>17,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9.494946" calcext:value-type="float">
            <text:p>29,494946</text:p>
          </table:table-cell>
          <table:table-cell office:value-type="float" office:value="75" calcext:value-type="float">
            <text:p>75</text:p>
          </table:table-cell>
          <table:table-cell office:value-type="float" office:value="11.83063" calcext:value-type="float">
            <text:p>11,83063</text:p>
          </table:table-cell>
          <table:table-cell office:value-type="float" office:value="67.4" calcext:value-type="float">
            <text:p>67,4</text:p>
          </table:table-cell>
          <table:table-cell office:value-type="float" office:value="34.652257" calcext:value-type="float">
            <text:p>34,652257</text:p>
          </table:table-cell>
          <table:table-cell office:value-type="float" office:value="34.5" calcext:value-type="float">
            <text:p>34,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2.4590045" calcext:value-type="float">
            <text:p>42,4590045</text:p>
          </table:table-cell>
          <table:table-cell office:value-type="float" office:value="113.65" calcext:value-type="float">
            <text:p>113,65</text:p>
          </table:table-cell>
          <table:table-cell office:value-type="float" office:value="112.149664" calcext:value-type="float">
            <text:p>112,149664</text:p>
          </table:table-cell>
          <table:table-cell office:value-type="float" office:value="293.8" calcext:value-type="float">
            <text:p>293,8</text:p>
          </table:table-cell>
          <table:table-cell office:value-type="float" office:value="41.9069735" calcext:value-type="float">
            <text:p>41,9069735</text:p>
          </table:table-cell>
          <table:table-cell office:value-type="float" office:value="38.5" calcext:value-type="float">
            <text:p>38,5</text:p>
          </table:table-cell>
          <table:table-cell office:value-type="float" office:value="47.1" calcext:value-type="float">
            <text:p>47,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3.1755815" calcext:value-type="float">
            <text:p>23,1755815</text:p>
          </table:table-cell>
          <table:table-cell office:value-type="float" office:value="38.9" calcext:value-type="float">
            <text:p>38,9</text:p>
          </table:table-cell>
          <table:table-cell office:value-type="float" office:value="22.4167065" calcext:value-type="float">
            <text:p>22,4167065</text:p>
          </table:table-cell>
          <table:table-cell office:value-type="float" office:value="79.55" calcext:value-type="float">
            <text:p>79,55</text:p>
          </table:table-cell>
          <table:table-cell office:value-type="float" office:value="17.1877915" calcext:value-type="float">
            <text:p>17,1877915</text:p>
          </table:table-cell>
          <table:table-cell office:value-type="float" office:value="17.95" calcext:value-type="float">
            <text:p>17,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9.8972276" calcext:value-type="float">
            <text:p>29,8972276</text:p>
          </table:table-cell>
          <table:table-cell office:value-type="float" office:value="79.2" calcext:value-type="float">
            <text:p>79,2</text:p>
          </table:table-cell>
          <table:table-cell office:value-type="float" office:value="11.9576575" calcext:value-type="float">
            <text:p>11,9576575</text:p>
          </table:table-cell>
          <table:table-cell office:value-type="float" office:value="65.5" calcext:value-type="float">
            <text:p>65,5</text:p>
          </table:table-cell>
          <table:table-cell office:value-type="float" office:value="36.6975891" calcext:value-type="float">
            <text:p>36,6975891</text:p>
          </table:table-cell>
          <table:table-cell office:value-type="float" office:value="36.4" calcext:value-type="float">
            <text:p>36,4</text:p>
          </table:table-cell>
          <table:table-cell office:value-type="float" office:value="40.1" calcext:value-type="float">
            <text:p>40,1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43.2743212" calcext:value-type="float">
            <text:p>43,2743212</text:p>
          </table:table-cell>
          <table:table-cell office:value-type="float" office:value="115.55" calcext:value-type="float">
            <text:p>115,55</text:p>
          </table:table-cell>
          <table:table-cell office:value-type="float" office:value="114.4039697" calcext:value-type="float">
            <text:p>114,4039697</text:p>
          </table:table-cell>
          <table:table-cell office:value-type="float" office:value="297.05" calcext:value-type="float">
            <text:p>297,05</text:p>
          </table:table-cell>
          <table:table-cell office:value-type="float" office:value="42.88602915" calcext:value-type="float">
            <text:p>42,88602915</text:p>
          </table:table-cell>
          <table:table-cell office:value-type="float" office:value="40.15" calcext:value-type="float">
            <text:p>40,15</text:p>
          </table:table-cell>
          <table:table-cell office:value-type="float" office:value="47.35" calcext:value-type="float">
            <text:p>47,35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23.56751935" calcext:value-type="float">
            <text:p>23,56751935</text:p>
          </table:table-cell>
          <table:table-cell office:value-type="float" office:value="39.5" calcext:value-type="float">
            <text:p>39,5</text:p>
          </table:table-cell>
          <table:table-cell office:value-type="float" office:value="22.69947955" calcext:value-type="float">
            <text:p>22,69947955</text:p>
          </table:table-cell>
          <table:table-cell office:value-type="float" office:value="80.45" calcext:value-type="float">
            <text:p>80,45</text:p>
          </table:table-cell>
          <table:table-cell office:value-type="float" office:value="17.4784571" calcext:value-type="float">
            <text:p>17,4784571</text:p>
          </table:table-cell>
          <table:table-cell office:value-type="float" office:value="18.05" calcext:value-type="float">
            <text:p>18,05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0.2001329" calcext:value-type="float">
            <text:p>30,2001329</text:p>
          </table:table-cell>
          <table:table-cell office:value-type="float" office:value="75.6" calcext:value-type="float">
            <text:p>75,6</text:p>
          </table:table-cell>
          <table:table-cell office:value-type="float" office:value="12.0589356" calcext:value-type="float">
            <text:p>12,0589356</text:p>
          </table:table-cell>
          <table:table-cell office:value-type="float" office:value="68.7" calcext:value-type="float">
            <text:p>68,7</text:p>
          </table:table-cell>
          <table:table-cell office:value-type="float" office:value="35.3803694" calcext:value-type="float">
            <text:p>35,3803694</text:p>
          </table:table-cell>
          <table:table-cell office:value-type="float" office:value="35.6" calcext:value-type="float">
            <text:p>35,6</text:p>
          </table:table-cell>
          <table:table-cell office:value-type="float" office:value="38.3" calcext:value-type="float">
            <text:p>38,3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43.9837568" calcext:value-type="float">
            <text:p>43,9837568</text:p>
          </table:table-cell>
          <table:table-cell office:value-type="float" office:value="115.5" calcext:value-type="float">
            <text:p>115,5</text:p>
          </table:table-cell>
          <table:table-cell office:value-type="float" office:value="116.36158175" calcext:value-type="float">
            <text:p>116,36158175</text:p>
          </table:table-cell>
          <table:table-cell office:value-type="float" office:value="298.7" calcext:value-type="float">
            <text:p>298,7</text:p>
          </table:table-cell>
          <table:table-cell office:value-type="float" office:value="43.67866785" calcext:value-type="float">
            <text:p>43,67866785</text:p>
          </table:table-cell>
          <table:table-cell office:value-type="float" office:value="39.55" calcext:value-type="float">
            <text:p>39,55</text:p>
          </table:table-cell>
          <table:table-cell office:value-type="float" office:value="48.1" calcext:value-type="float">
            <text:p>48,1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23.9150024" calcext:value-type="float">
            <text:p>23,9150024</text:p>
          </table:table-cell>
          <table:table-cell office:value-type="float" office:value="40.3" calcext:value-type="float">
            <text:p>40,3</text:p>
          </table:table-cell>
          <table:table-cell office:value-type="float" office:value="22.9478294" calcext:value-type="float">
            <text:p>22,9478294</text:p>
          </table:table-cell>
          <table:table-cell office:value-type="float" office:value="81.15" calcext:value-type="float">
            <text:p>81,15</text:p>
          </table:table-cell>
          <table:table-cell office:value-type="float" office:value="17.81673285" calcext:value-type="float">
            <text:p>17,81673285</text:p>
          </table:table-cell>
          <table:table-cell office:value-type="float" office:value="18.5" calcext:value-type="float">
            <text:p>18,5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0.2144013" calcext:value-type="float">
            <text:p>30,2144013</text:p>
          </table:table-cell>
          <table:table-cell office:value-type="float" office:value="76.2" calcext:value-type="float">
            <text:p>76,2</text:p>
          </table:table-cell>
          <table:table-cell office:value-type="float" office:value="12.0618431" calcext:value-type="float">
            <text:p>12,0618431</text:p>
          </table:table-cell>
          <table:table-cell office:value-type="float" office:value="71.6" calcext:value-type="float">
            <text:p>71,6</text:p>
          </table:table-cell>
          <table:table-cell office:value-type="float" office:value="35.7631393" calcext:value-type="float">
            <text:p>35,7631393</text:p>
          </table:table-cell>
          <table:table-cell office:value-type="float" office:value="36.1" calcext:value-type="float">
            <text:p>36,1</text:p>
          </table:table-cell>
          <table:table-cell office:value-type="float" office:value="38.6" calcext:value-type="float">
            <text:p>38,6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44.58473885" calcext:value-type="float">
            <text:p>44,58473885</text:p>
          </table:table-cell>
          <table:table-cell office:value-type="float" office:value="117.55" calcext:value-type="float">
            <text:p>117,55</text:p>
          </table:table-cell>
          <table:table-cell office:value-type="float" office:value="118.02212785" calcext:value-type="float">
            <text:p>118,02212785</text:p>
          </table:table-cell>
          <table:table-cell office:value-type="float" office:value="302.05" calcext:value-type="float">
            <text:p>302,05</text:p>
          </table:table-cell>
          <table:table-cell office:value-type="float" office:value="44.4336904" calcext:value-type="float">
            <text:p>44,4336904</text:p>
          </table:table-cell>
          <table:table-cell office:value-type="float" office:value="40.15" calcext:value-type="float">
            <text:p>40,1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24.19643715" calcext:value-type="float">
            <text:p>24,19643715</text:p>
          </table:table-cell>
          <table:table-cell office:value-type="float" office:value="40.9" calcext:value-type="float">
            <text:p>40,9</text:p>
          </table:table-cell>
          <table:table-cell office:value-type="float" office:value="23.1424556" calcext:value-type="float">
            <text:p>23,1424556</text:p>
          </table:table-cell>
          <table:table-cell office:value-type="float" office:value="81.7" calcext:value-type="float">
            <text:p>81,7</text:p>
          </table:table-cell>
          <table:table-cell office:value-type="float" office:value="18.0924321" calcext:value-type="float">
            <text:p>18,0924321</text:p>
          </table:table-cell>
          <table:table-cell office:value-type="float" office:value="18.7" calcext:value-type="float">
            <text:p>18,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1.1525094" calcext:value-type="float">
            <text:p>31,1525094</text:p>
          </table:table-cell>
          <table:table-cell office:value-type="float" office:value="81.4" calcext:value-type="float">
            <text:p>81,4</text:p>
          </table:table-cell>
          <table:table-cell office:value-type="float" office:value="12.3783973" calcext:value-type="float">
            <text:p>12,3783973</text:p>
          </table:table-cell>
          <table:table-cell office:value-type="float" office:value="71.2" calcext:value-type="float">
            <text:p>71,2</text:p>
          </table:table-cell>
          <table:table-cell office:value-type="float" office:value="38.2859199" calcext:value-type="float">
            <text:p>38,2859199</text:p>
          </table:table-cell>
          <table:table-cell office:value-type="float" office:value="38.5" calcext:value-type="float">
            <text:p>38,5</text:p>
          </table:table-cell>
          <table:table-cell office:value-type="float" office:value="41.2" calcext:value-type="float">
            <text:p>41,2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45.10697635" calcext:value-type="float">
            <text:p>45,10697635</text:p>
          </table:table-cell>
          <table:table-cell office:value-type="float" office:value="119.8" calcext:value-type="float">
            <text:p>119,8</text:p>
          </table:table-cell>
          <table:table-cell office:value-type="float" office:value="119.46649725" calcext:value-type="float">
            <text:p>119,46649725</text:p>
          </table:table-cell>
          <table:table-cell office:value-type="float" office:value="308.1" calcext:value-type="float">
            <text:p>308,1</text:p>
          </table:table-cell>
          <table:table-cell office:value-type="float" office:value="45.02816165" calcext:value-type="float">
            <text:p>45,02816165</text:p>
          </table:table-cell>
          <table:table-cell office:value-type="float" office:value="40.45" calcext:value-type="float">
            <text:p>40,45</text:p>
          </table:table-cell>
          <table:table-cell office:value-type="float" office:value="50.35" calcext:value-type="float">
            <text:p>50,35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24.4588039" calcext:value-type="float">
            <text:p>24,4588039</text:p>
          </table:table-cell>
          <table:table-cell office:value-type="float" office:value="41.1" calcext:value-type="float">
            <text:p>41,1</text:p>
          </table:table-cell>
          <table:table-cell office:value-type="float" office:value="23.3294737" calcext:value-type="float">
            <text:p>23,3294737</text:p>
          </table:table-cell>
          <table:table-cell office:value-type="float" office:value="82.35" calcext:value-type="float">
            <text:p>82,35</text:p>
          </table:table-cell>
          <table:table-cell office:value-type="float" office:value="18.21282805" calcext:value-type="float">
            <text:p>18,21282805</text:p>
          </table:table-cell>
          <table:table-cell office:value-type="float" office:value="18.95" calcext:value-type="float">
            <text:p>18,95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7" office:value-type="float" office:value="31.400905" calcext:value-type="float">
            <text:p>31,400905</text:p>
          </table:table-cell>
          <table:table-cell table:style-name="ce11" office:value-type="float" office:value="78.4" calcext:value-type="float">
            <text:p>78,4</text:p>
          </table:table-cell>
          <table:table-cell table:style-name="ce11" office:value-type="float" office:value="12.464427" calcext:value-type="float">
            <text:p>12,464427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6.7951935" calcext:value-type="float">
            <text:p>36,7951935</text:p>
          </table:table-cell>
          <table:table-cell table:style-name="ce11" office:value-type="float" office:value="37" calcext:value-type="float">
            <text:p>37</text:p>
          </table:table-cell>
          <table:table-cell table:style-name="ce15" office:value-type="float" office:value="39.7" calcext:value-type="float">
            <text:p>39,7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7" office:value-type="float" office:value="45.58828825" calcext:value-type="float">
            <text:p>45,58828825</text:p>
          </table:table-cell>
          <table:table-cell table:style-name="ce11" office:value-type="float" office:value="120.05" calcext:value-type="float">
            <text:p>120,05</text:p>
          </table:table-cell>
          <table:table-cell table:style-name="ce11" office:value-type="float" office:value="120.802938" calcext:value-type="float">
            <text:p>120,802938</text:p>
          </table:table-cell>
          <table:table-cell table:style-name="ce11" office:value-type="float" office:value="308.45" calcext:value-type="float">
            <text:p>308,45</text:p>
          </table:table-cell>
          <table:table-cell table:style-name="ce11" office:value-type="float" office:value="45.5878615" calcext:value-type="float">
            <text:p>45,5878615</text:p>
          </table:table-cell>
          <table:table-cell table:style-name="ce11" office:value-type="float" office:value="41.7" calcext:value-type="float">
            <text:p>41,7</text:p>
          </table:table-cell>
          <table:table-cell table:style-name="ce15" office:value-type="float" office:value="49.8" calcext:value-type="float">
            <text:p>49,8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7" office:value-type="float" office:value="24.67147625" calcext:value-type="float">
            <text:p>24,67147625</text:p>
          </table:table-cell>
          <table:table-cell table:style-name="ce11" office:value-type="float" office:value="41.1" calcext:value-type="float">
            <text:p>41,1</text:p>
          </table:table-cell>
          <table:table-cell table:style-name="ce11" office:value-type="float" office:value="23.482939" calcext:value-type="float">
            <text:p>23,482939</text:p>
          </table:table-cell>
          <table:table-cell table:style-name="ce11" office:value-type="float" office:value="82.4" calcext:value-type="float">
            <text:p>82,4</text:p>
          </table:table-cell>
          <table:table-cell table:style-name="ce11" office:value-type="float" office:value="18.28129625" calcext:value-type="float">
            <text:p>18,28129625</text:p>
          </table:table-cell>
          <table:table-cell table:style-name="ce11" office:value-type="float" office:value="19" calcext:value-type="float">
            <text:p>19</text:p>
          </table:table-cell>
          <table:table-cell table:style-name="ce15" office:value-type="float" office:value="19.1" calcext:value-type="float">
            <text:p>19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01:15:01.300127142</meta:creation-date>
    <dc:date>2022-05-24T01:43:46.904671831</dc:date>
    <meta:editing-duration>PT4M17S</meta:editing-duration>
    <meta:editing-cycles>1</meta:editing-cycles>
    <meta:generator>LibreOffice/6.4.7.2$Linux_X86_64 LibreOffice_project/40$Build-2</meta:generator>
    <meta:document-statistic meta:table-count="1" meta:cell-count="528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line" chart:style-name="ch1">
        <chart:title svg:x="2.234cm" svg:y="0.315cm" chart:style-name="ch2">
          <text:p>średnia ilość porównań kluczy (średnia dla 20 powtórzeń)</text:p>
        </chart:title>
        <chart:legend chart:legend-position="end" svg:x="10.54cm" svg:y="3.701cm" style:legend-expansion="high" chart:style-name="ch3"/>
        <chart:plot-area chart:style-name="ch4" table:cell-range-address="Arkusz1.A1:Arkusz1.B11 Arkusz1.K1:Arkusz1.K11 Arkusz1.T1:Arkusz1.T11" chart:data-source-has-labels="both" svg:x="0.32cm" svg:y="1.273cm" svg:width="9.9cm" svg:height="7.545cm">
          <chartooo:coordinate-region svg:x="1.497cm" svg:y="1.273cm" svg:width="8.583cm" svg:height="6.03cm"/>
          <chart:axis chart:dimension="x" chart:name="primary-x" chart:style-name="ch5" chartooo:axis-type="auto">
            <chartooo:date-scale/>
            <chart:categories table:cell-range-address="Arkusz1.A2:Arkusz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2:Arkusz1.B11" chart:label-cell-address="Arkusz1.B1:Arkusz1.B1" chart:class="chart:line">
            <chart:data-point chart:repeated="10"/>
          </chart:series>
          <chart:series chart:style-name="ch8" chart:values-cell-range-address="Arkusz1.K2:Arkusz1.K11" chart:label-cell-address="Arkusz1.K1:Arkusz1.K1" chart:class="chart:line">
            <chart:data-point chart:repeated="10"/>
          </chart:series>
          <chart:series chart:style-name="ch9" chart:values-cell-range-address="Arkusz1.T2:Arkusz1.T11" chart:label-cell-address="Arkusz1.T1:Arkusz1.T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_avg - sorted_bst</text:p>
                <draw:g>
                  <svg:desc>Arkusz1.B1:Arkusz1.B1</svg:desc>
                </draw:g>
              </table:table-cell>
              <table:table-cell office:value-type="string">
                <text:p>comp_avg – sorted_splay</text:p>
                <draw:g>
                  <svg:desc>Arkusz1.K1:Arkusz1.K1</svg:desc>
                </draw:g>
              </table:table-cell>
              <table:table-cell office:value-type="string">
                <text:p>comp_avg – sorted_Rbtree</text:p>
                <draw:g>
                  <svg:desc>Arkusz1.T1:Arkusz1.T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A2:Arkusz1.A11</svg:desc>
                </draw:g>
              </table:table-cell>
              <table:table-cell office:value-type="float" office:value="6969.0547575">
                <text:p>6969.0547575</text:p>
                <draw:g>
                  <svg:desc>Arkusz1.B2:Arkusz1.B11</svg:desc>
                </draw:g>
              </table:table-cell>
              <table:table-cell office:value-type="float" office:value="22.0234775">
                <text:p>22.0234775</text:p>
                <draw:g>
                  <svg:desc>Arkusz1.K2:Arkusz1.K11</svg:desc>
                </draw:g>
              </table:table-cell>
              <table:table-cell office:value-type="float" office:value="23.77434">
                <text:p>23.77434</text:p>
                <draw:g>
                  <svg:desc>Arkusz1.T2:Arkusz1.T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3928.66739625">
                <text:p>13928.66739625</text:p>
              </table:table-cell>
              <table:table-cell office:value-type="float" office:value="23.55326">
                <text:p>23.55326</text:p>
              </table:table-cell>
              <table:table-cell office:value-type="float" office:value="25.771295">
                <text:p>25.77129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908.23917675">
                <text:p>20908.23917675</text:p>
              </table:table-cell>
              <table:table-cell office:value-type="float" office:value="24.45079835">
                <text:p>24.45079835</text:p>
              </table:table-cell>
              <table:table-cell office:value-type="float" office:value="26.9089866">
                <text:p>26.908986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7856.52011235">
                <text:p>27856.52011235</text:p>
              </table:table-cell>
              <table:table-cell office:value-type="float" office:value="25.1131844">
                <text:p>25.1131844</text:p>
              </table:table-cell>
              <table:table-cell office:value-type="float" office:value="27.77647875">
                <text:p>27.7764787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4826.48153">
                <text:p>34826.48153</text:p>
              </table:table-cell>
              <table:table-cell office:value-type="float" office:value="25.6098735">
                <text:p>25.6098735</text:p>
              </table:table-cell>
              <table:table-cell office:value-type="float" office:value="28.408819">
                <text:p>28.40881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1816.92113425">
                <text:p>41816.92113425</text:p>
              </table:table-cell>
              <table:table-cell office:value-type="float" office:value="26.03127505">
                <text:p>26.03127505</text:p>
              </table:table-cell>
              <table:table-cell office:value-type="float" office:value="28.8951275">
                <text:p>28.895127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8757.3100169286">
                <text:p>48757.3100169286</text:p>
              </table:table-cell>
              <table:table-cell office:value-type="float" office:value="26.37790345">
                <text:p>26.37790345</text:p>
              </table:table-cell>
              <table:table-cell office:value-type="float" office:value="29.3492971">
                <text:p>29.349297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5750.2471332">
                <text:p>55750.2471332</text:p>
              </table:table-cell>
              <table:table-cell office:value-type="float" office:value="26.6585638">
                <text:p>26.6585638</text:p>
              </table:table-cell>
              <table:table-cell office:value-type="float" office:value="29.77412945">
                <text:p>29.7741294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2690.7898017">
                <text:p>62690.7898017</text:p>
              </table:table-cell>
              <table:table-cell office:value-type="float" office:value="26.9353506">
                <text:p>26.9353506</text:p>
              </table:table-cell>
              <table:table-cell office:value-type="float" office:value="30.1189122">
                <text:p>30.118912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9665.4251665">
                <text:p>69665.4251665</text:p>
              </table:table-cell>
              <table:table-cell office:value-type="float" office:value="27.16517225">
                <text:p>27.16517225</text:p>
              </table:table-cell>
              <table:table-cell office:value-type="float" office:value="30.413093">
                <text:p>30.4130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8cm" xlink:href=".." xlink:type="simple" chart:class="chart:line" chart:style-name="ch1">
        <chart:title svg:x="2.658cm" svg:y="0.315cm" chart:style-name="ch2">
          <text:p>średnia wysokość drzewa (średnia dla 20 powtórzeń)</text:p>
        </chart:title>
        <chart:legend chart:legend-position="end" svg:x="10.832cm" svg:y="3.702cm" style:legend-expansion="high" chart:style-name="ch3"/>
        <chart:plot-area chart:style-name="ch4" table:cell-range-address="Arkusz1.A14:Arkusz1.A24 Arkusz1.F14:Arkusz1.F24 Arkusz1.O14:Arkusz1.O24 Arkusz1.X14:Arkusz1.X24" chart:data-source-has-labels="both" svg:x="0.32cm" svg:y="1.273cm" svg:width="10.192cm" svg:height="7.546cm">
          <chartooo:coordinate-region svg:x="0.941cm" svg:y="1.473cm" svg:width="9.014cm" svg:height="6.699cm"/>
          <chart:axis chart:dimension="x" chart:name="primary-x" chart:style-name="ch5" chartooo:axis-type="auto">
            <chartooo:date-scale/>
            <chart:categories table:cell-range-address="Arkusz1.A15:Arkusz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F15:Arkusz1.F24" chart:label-cell-address="Arkusz1.F14:Arkusz1.F14" chart:class="chart:line">
            <chart:data-point chart:repeated="10"/>
          </chart:series>
          <chart:series chart:style-name="ch8" chart:values-cell-range-address="Arkusz1.O15:Arkusz1.O24" chart:label-cell-address="Arkusz1.O14:Arkusz1.O14" chart:class="chart:line">
            <chart:data-point chart:repeated="10"/>
          </chart:series>
          <chart:series chart:style-name="ch9" chart:values-cell-range-address="Arkusz1.X15:Arkusz1.X24" chart:label-cell-address="Arkusz1.X14:Arkusz1.X1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_avg – unsorted_bst</text:p>
                <draw:g>
                  <svg:desc>Arkusz1.F14:Arkusz1.F14</svg:desc>
                </draw:g>
              </table:table-cell>
              <table:table-cell office:value-type="string">
                <text:p>h_avg – unsorted_splay</text:p>
                <draw:g>
                  <svg:desc>Arkusz1.O14:Arkusz1.O14</svg:desc>
                </draw:g>
              </table:table-cell>
              <table:table-cell office:value-type="string">
                <text:p>h_avg – unsorted_Rbtree</text:p>
                <draw:g>
                  <svg:desc>Arkusz1.X14:Arkusz1.X1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A15:Arkusz1.A24</svg:desc>
                </draw:g>
              </table:table-cell>
              <table:table-cell office:value-type="float" office:value="28.73567">
                <text:p>28.73567</text:p>
                <draw:g>
                  <svg:desc>Arkusz1.F15:Arkusz1.F24</svg:desc>
                </draw:g>
              </table:table-cell>
              <table:table-cell office:value-type="float" office:value="33.4451">
                <text:p>33.4451</text:p>
                <draw:g>
                  <svg:desc>Arkusz1.O15:Arkusz1.O24</svg:desc>
                </draw:g>
              </table:table-cell>
              <table:table-cell office:value-type="float" office:value="14.3265425">
                <text:p>14.3265425</text:p>
                <draw:g>
                  <svg:desc>Arkusz1.X15:Arkusz1.X24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0.92974">
                <text:p>30.92974</text:p>
              </table:table-cell>
              <table:table-cell office:value-type="float" office:value="37.14897125">
                <text:p>37.14897125</text:p>
              </table:table-cell>
              <table:table-cell office:value-type="float" office:value="15.628575">
                <text:p>15.62857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3.46454">
                <text:p>33.46454</text:p>
              </table:table-cell>
              <table:table-cell office:value-type="float" office:value="39.22376">
                <text:p>39.22376</text:p>
              </table:table-cell>
              <table:table-cell office:value-type="float" office:value="16.2687332">
                <text:p>16.268733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3.9312787">
                <text:p>33.9312787</text:p>
              </table:table-cell>
              <table:table-cell office:value-type="float" office:value="40.76095875">
                <text:p>40.76095875</text:p>
              </table:table-cell>
              <table:table-cell office:value-type="float" office:value="16.84929495">
                <text:p>16.8492949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4.652257">
                <text:p>34.652257</text:p>
              </table:table-cell>
              <table:table-cell office:value-type="float" office:value="41.9069735">
                <text:p>41.9069735</text:p>
              </table:table-cell>
              <table:table-cell office:value-type="float" office:value="17.1877915">
                <text:p>17.187791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36.6975891">
                <text:p>36.6975891</text:p>
              </table:table-cell>
              <table:table-cell office:value-type="float" office:value="42.88602915">
                <text:p>42.88602915</text:p>
              </table:table-cell>
              <table:table-cell office:value-type="float" office:value="17.4784571">
                <text:p>17.478457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5.3803694">
                <text:p>35.3803694</text:p>
              </table:table-cell>
              <table:table-cell office:value-type="float" office:value="43.67866785">
                <text:p>43.67866785</text:p>
              </table:table-cell>
              <table:table-cell office:value-type="float" office:value="17.81673285">
                <text:p>17.8167328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5.7631393">
                <text:p>35.7631393</text:p>
              </table:table-cell>
              <table:table-cell office:value-type="float" office:value="44.4336904">
                <text:p>44.4336904</text:p>
              </table:table-cell>
              <table:table-cell office:value-type="float" office:value="18.0924321">
                <text:p>18.092432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8.2859199">
                <text:p>38.2859199</text:p>
              </table:table-cell>
              <table:table-cell office:value-type="float" office:value="45.02816165">
                <text:p>45.02816165</text:p>
              </table:table-cell>
              <table:table-cell office:value-type="float" office:value="18.21282805">
                <text:p>18.2128280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6.7951935">
                <text:p>36.7951935</text:p>
              </table:table-cell>
              <table:table-cell office:value-type="float" office:value="45.5878615">
                <text:p>45.5878615</text:p>
              </table:table-cell>
              <table:table-cell office:value-type="float" office:value="18.28129625">
                <text:p>18.281296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title svg:x="2.167cm" svg:y="0.315cm" chart:style-name="ch2">
          <text:p>wysokość drzewa po insertach (średnia dla 20 powtórzeń)</text:p>
        </chart:title>
        <chart:legend chart:legend-position="end" svg:x="11.122cm" svg:y="3.701cm" style:legend-expansion="high" chart:style-name="ch3"/>
        <chart:plot-area chart:style-name="ch4" table:cell-range-address="Arkusz1.A1:Arkusz1.A11 Arkusz1.G1:Arkusz1.G11 Arkusz1.P1:Arkusz1.P11 Arkusz1.Y1:Arkusz1.Y11" chart:data-source-has-labels="both" svg:x="0.32cm" svg:y="1.273cm" svg:width="10.482cm" svg:height="7.545cm">
          <chartooo:coordinate-region svg:x="1.497cm" svg:y="1.472cm" svg:width="8.748cm" svg:height="6.699cm"/>
          <chart:axis chart:dimension="x" chart:name="primary-x" chart:style-name="ch5" chartooo:axis-type="auto">
            <chartooo:date-scale/>
            <chart:categories table:cell-range-address="Arkusz1.A2:Arkusz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G2:Arkusz1.G11" chart:label-cell-address="Arkusz1.G1:Arkusz1.G1" chart:class="chart:line">
            <chart:data-point chart:repeated="10"/>
          </chart:series>
          <chart:series chart:style-name="ch8" chart:values-cell-range-address="Arkusz1.P2:Arkusz1.P11" chart:label-cell-address="Arkusz1.P1:Arkusz1.P1" chart:class="chart:line">
            <chart:data-point chart:repeated="10"/>
          </chart:series>
          <chart:series chart:style-name="ch9" chart:values-cell-range-address="Arkusz1.Y2:Arkusz1.Y11" chart:label-cell-address="Arkusz1.Y1:Arkusz1.Y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_final – sorted_bst</text:p>
                <draw:g>
                  <svg:desc>Arkusz1.G1:Arkusz1.G1</svg:desc>
                </draw:g>
              </table:table-cell>
              <table:table-cell office:value-type="string">
                <text:p>h_final  - sorted_splay</text:p>
                <draw:g>
                  <svg:desc>Arkusz1.P1:Arkusz1.P1</svg:desc>
                </draw:g>
              </table:table-cell>
              <table:table-cell office:value-type="string">
                <text:p>h_final – sorted_Rbtree</text:p>
                <draw:g>
                  <svg:desc>Arkusz1.Y1:Arkusz1.Y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A2:Arkusz1.A11</svg:desc>
                </draw:g>
              </table:table-cell>
              <table:table-cell office:value-type="float" office:value="6075.8">
                <text:p>6075.8</text:p>
                <draw:g>
                  <svg:desc>Arkusz1.G2:Arkusz1.G11</svg:desc>
                </draw:g>
              </table:table-cell>
              <table:table-cell office:value-type="float" office:value="31.65">
                <text:p>31.65</text:p>
                <draw:g>
                  <svg:desc>Arkusz1.P2:Arkusz1.P11</svg:desc>
                </draw:g>
              </table:table-cell>
              <table:table-cell office:value-type="float" office:value="14">
                <text:p>14</text:p>
                <draw:g>
                  <svg:desc>Arkusz1.Y2:Arkusz1.Y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2125.6">
                <text:p>12125.6</text:p>
              </table:table-cell>
              <table:table-cell office:value-type="float" office:value="35.95">
                <text:p>35.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8178.4">
                <text:p>18178.4</text:p>
              </table:table-cell>
              <table:table-cell office:value-type="float" office:value="36.9">
                <text:p>36.9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4251.35">
                <text:p>24251.35</text:p>
              </table:table-cell>
              <table:table-cell office:value-type="float" office:value="39.55">
                <text:p>39.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0318.05">
                <text:p>30318.05</text:p>
              </table:table-cell>
              <table:table-cell office:value-type="float" office:value="39.25">
                <text:p>39.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36424.5">
                <text:p>36424.5</text:p>
              </table:table-cell>
              <table:table-cell office:value-type="float" office:value="39.8">
                <text:p>39.8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2452.0714285714">
                <text:p>42452.0714285714</text:p>
              </table:table-cell>
              <table:table-cell office:value-type="float" office:value="42.8">
                <text:p>42.8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8561.5">
                <text:p>48561.5</text:p>
              </table:table-cell>
              <table:table-cell office:value-type="float" office:value="41.45">
                <text:p>41.45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4589.7">
                <text:p>54589.7</text:p>
              </table:table-cell>
              <table:table-cell office:value-type="float" office:value="42.5">
                <text:p>42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0654.9">
                <text:p>60654.9</text:p>
              </table:table-cell>
              <table:table-cell office:value-type="float" office:value="41.9">
                <text:p>41.9</text:p>
              </table:table-cell>
              <table:table-cell office:value-type="float" office:value="17.4">
                <text:p>17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title svg:x="2.167cm" svg:y="0.315cm" chart:style-name="ch2">
          <text:p>wysokość drzewa po insertach (średnia dla 20 powtórzeń)</text:p>
        </chart:title>
        <chart:legend chart:legend-position="end" svg:x="10.751cm" svg:y="3.701cm" style:legend-expansion="high" chart:style-name="ch3"/>
        <chart:plot-area chart:style-name="ch4" table:cell-range-address="Arkusz1.A14:Arkusz1.A24 Arkusz1.G14:Arkusz1.G24 Arkusz1.P14:Arkusz1.P24 Arkusz1.Y14:Arkusz1.Y24" chart:data-source-has-labels="both" svg:x="0.32cm" svg:y="1.273cm" svg:width="10.111cm" svg:height="7.545cm">
          <chartooo:coordinate-region svg:x="0.941cm" svg:y="1.473cm" svg:width="8.933cm" svg:height="6.698cm"/>
          <chart:axis chart:dimension="x" chart:name="primary-x" chart:style-name="ch5" chartooo:axis-type="auto">
            <chartooo:date-scale/>
            <chart:categories table:cell-range-address="Arkusz1.A15:Arkusz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G15:Arkusz1.G24" chart:label-cell-address="Arkusz1.G14:Arkusz1.G14" chart:class="chart:line">
            <chart:data-point chart:repeated="10"/>
          </chart:series>
          <chart:series chart:style-name="ch8" chart:values-cell-range-address="Arkusz1.P15:Arkusz1.P24" chart:label-cell-address="Arkusz1.P14:Arkusz1.P14" chart:class="chart:line">
            <chart:data-point chart:repeated="10"/>
          </chart:series>
          <chart:series chart:style-name="ch9" chart:values-cell-range-address="Arkusz1.Y15:Arkusz1.Y24" chart:label-cell-address="Arkusz1.Y14:Arkusz1.Y1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_final – unsorted_bst</text:p>
                <draw:g>
                  <svg:desc>Arkusz1.G14:Arkusz1.G14</svg:desc>
                </draw:g>
              </table:table-cell>
              <table:table-cell office:value-type="string">
                <text:p>h_final – unsorted_splay</text:p>
                <draw:g>
                  <svg:desc>Arkusz1.P14:Arkusz1.P14</svg:desc>
                </draw:g>
              </table:table-cell>
              <table:table-cell office:value-type="string">
                <text:p>h_final – unsorted_Rbtree</text:p>
                <draw:g>
                  <svg:desc>Arkusz1.Y14:Arkusz1.Y1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A15:Arkusz1.A24</svg:desc>
                </draw:g>
              </table:table-cell>
              <table:table-cell office:value-type="float" office:value="29">
                <text:p>29</text:p>
                <draw:g>
                  <svg:desc>Arkusz1.G15:Arkusz1.G24</svg:desc>
                </draw:g>
              </table:table-cell>
              <table:table-cell office:value-type="float" office:value="29.85">
                <text:p>29.85</text:p>
                <draw:g>
                  <svg:desc>Arkusz1.P15:Arkusz1.P24</svg:desc>
                </draw:g>
              </table:table-cell>
              <table:table-cell office:value-type="float" office:value="15.05">
                <text:p>15.05</text:p>
                <draw:g>
                  <svg:desc>Arkusz1.Y15:Arkusz1.Y24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1.2">
                <text:p>31.2</text:p>
              </table:table-cell>
              <table:table-cell office:value-type="float" office:value="34.35">
                <text:p>34.3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3.9">
                <text:p>33.9</text:p>
              </table:table-cell>
              <table:table-cell office:value-type="float" office:value="35.8">
                <text:p>35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4">
                <text:p>34</text:p>
              </table:table-cell>
              <table:table-cell office:value-type="float" office:value="37.2">
                <text:p>37.2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4.5">
                <text:p>34.5</text:p>
              </table:table-cell>
              <table:table-cell office:value-type="float" office:value="38.5">
                <text:p>38.5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36.4">
                <text:p>36.4</text:p>
              </table:table-cell>
              <table:table-cell office:value-type="float" office:value="40.15">
                <text:p>40.15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5.6">
                <text:p>35.6</text:p>
              </table:table-cell>
              <table:table-cell office:value-type="float" office:value="39.55">
                <text:p>39.5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6.1">
                <text:p>36.1</text:p>
              </table:table-cell>
              <table:table-cell office:value-type="float" office:value="40.15">
                <text:p>40.15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8.5">
                <text:p>38.5</text:p>
              </table:table-cell>
              <table:table-cell office:value-type="float" office:value="40.45">
                <text:p>40.45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7">
                <text:p>37</text:p>
              </table:table-cell>
              <table:table-cell office:value-type="float" office:value="41.7">
                <text:p>41.7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title svg:x="2.127cm" svg:y="0.315cm" chart:style-name="ch2">
          <text:p>maksymalna wysokość drzewa (średnia dla 20 powtórzeń)</text:p>
        </chart:title>
        <chart:legend chart:legend-position="end" svg:x="10.91cm" svg:y="3.701cm" style:legend-expansion="high" chart:style-name="ch3"/>
        <chart:plot-area chart:style-name="ch4" table:cell-range-address="Arkusz1.A1:Arkusz1.A11 Arkusz1.H1:Arkusz1.H11 Arkusz1.Q1:Arkusz1.Q11 Arkusz1.Z1:Arkusz1.Z11" chart:data-source-has-labels="both" svg:x="0.32cm" svg:y="1.273cm" svg:width="10.27cm" svg:height="7.545cm">
          <chartooo:coordinate-region svg:x="1.497cm" svg:y="1.273cm" svg:width="8.769cm" svg:height="6.03cm"/>
          <chart:axis chart:dimension="x" chart:name="primary-x" chart:style-name="ch5" chartooo:axis-type="auto">
            <chartooo:date-scale/>
            <chart:categories table:cell-range-address="Arkusz1.A2:Arkusz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H2:Arkusz1.H11" chart:label-cell-address="Arkusz1.H1:Arkusz1.H1" chart:class="chart:line">
            <chart:data-point chart:repeated="10"/>
          </chart:series>
          <chart:series chart:style-name="ch8" chart:values-cell-range-address="Arkusz1.Q2:Arkusz1.Q11" chart:label-cell-address="Arkusz1.Q1:Arkusz1.Q1" chart:class="chart:line">
            <chart:data-point chart:repeated="10"/>
          </chart:series>
          <chart:series chart:style-name="ch9" chart:values-cell-range-address="Arkusz1.Z2:Arkusz1.Z11" chart:label-cell-address="Arkusz1.Z1:Arkusz1.Z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_maks – sorted_bst</text:p>
                <draw:g>
                  <svg:desc>Arkusz1.H1:Arkusz1.H1</svg:desc>
                </draw:g>
              </table:table-cell>
              <table:table-cell office:value-type="string">
                <text:p>h_maks - sorted_splay</text:p>
                <draw:g>
                  <svg:desc>Arkusz1.Q1:Arkusz1.Q1</svg:desc>
                </draw:g>
              </table:table-cell>
              <table:table-cell office:value-type="string">
                <text:p>h_maks – sorted_Rbtree</text:p>
                <draw:g>
                  <svg:desc>Arkusz1.Z1:Arkusz1.Z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A2:Arkusz1.A11</svg:desc>
                </draw:g>
              </table:table-cell>
              <table:table-cell office:value-type="float" office:value="10000">
                <text:p>10000</text:p>
                <draw:g>
                  <svg:desc>Arkusz1.H2:Arkusz1.H11</svg:desc>
                </draw:g>
              </table:table-cell>
              <table:table-cell office:value-type="float" office:value="9950">
                <text:p>9950</text:p>
                <draw:g>
                  <svg:desc>Arkusz1.Q2:Arkusz1.Q11</svg:desc>
                </draw:g>
              </table:table-cell>
              <table:table-cell office:value-type="float" office:value="23">
                <text:p>23</text:p>
                <draw:g>
                  <svg:desc>Arkusz1.Z2:Arkusz1.Z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19950">
                <text:p>19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29950">
                <text:p>299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39950">
                <text:p>399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49950">
                <text:p>499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59950">
                <text:p>599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69950">
                <text:p>699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79950">
                <text:p>799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89950">
                <text:p>899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99950">
                <text:p>9995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title svg:x="2.127cm" svg:y="0.315cm" chart:style-name="ch2">
          <text:p>maksymalna wysokość drzewa (średnia dla 20 powtórzeń)</text:p>
        </chart:title>
        <chart:legend chart:legend-position="end" svg:x="10.539cm" svg:y="3.701cm" style:legend-expansion="high" chart:style-name="ch3"/>
        <chart:plot-area chart:style-name="ch4" table:cell-range-address="Arkusz1.A14:Arkusz1.A24 Arkusz1.H14:Arkusz1.H24 Arkusz1.Q14:Arkusz1.Q24 Arkusz1.Z14:Arkusz1.Z24" chart:data-source-has-labels="both" svg:x="0.32cm" svg:y="1.273cm" svg:width="9.899cm" svg:height="7.545cm">
          <chartooo:coordinate-region svg:x="0.941cm" svg:y="1.472cm" svg:width="8.721cm" svg:height="6.699cm"/>
          <chart:axis chart:dimension="x" chart:name="primary-x" chart:style-name="ch5" chartooo:axis-type="auto">
            <chartooo:date-scale/>
            <chart:categories table:cell-range-address="Arkusz1.A15:Arkusz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H15:Arkusz1.H24" chart:label-cell-address="Arkusz1.H14:Arkusz1.H14" chart:class="chart:line">
            <chart:data-point chart:repeated="10"/>
          </chart:series>
          <chart:series chart:style-name="ch8" chart:values-cell-range-address="Arkusz1.Q15:Arkusz1.Q24" chart:label-cell-address="Arkusz1.Q14:Arkusz1.Q14" chart:class="chart:line">
            <chart:data-point chart:repeated="10"/>
          </chart:series>
          <chart:series chart:style-name="ch9" chart:values-cell-range-address="Arkusz1.Z15:Arkusz1.Z24" chart:label-cell-address="Arkusz1.Z14:Arkusz1.Z1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_maks - unsorted_bst</text:p>
                <draw:g>
                  <svg:desc>Arkusz1.H14:Arkusz1.H14</svg:desc>
                </draw:g>
              </table:table-cell>
              <table:table-cell office:value-type="string">
                <text:p>h_maks – unsorted_splay</text:p>
                <draw:g>
                  <svg:desc>Arkusz1.Q14:Arkusz1.Q14</svg:desc>
                </draw:g>
              </table:table-cell>
              <table:table-cell office:value-type="string">
                <text:p>h_maks – unsorted_Rbtree</text:p>
                <draw:g>
                  <svg:desc>Arkusz1.Z14:Arkusz1.Z1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A15:Arkusz1.A24</svg:desc>
                </draw:g>
              </table:table-cell>
              <table:table-cell office:value-type="float" office:value="31.8">
                <text:p>31.8</text:p>
                <draw:g>
                  <svg:desc>Arkusz1.H15:Arkusz1.H24</svg:desc>
                </draw:g>
              </table:table-cell>
              <table:table-cell office:value-type="float" office:value="37.65">
                <text:p>37.65</text:p>
                <draw:g>
                  <svg:desc>Arkusz1.Q15:Arkusz1.Q24</svg:desc>
                </draw:g>
              </table:table-cell>
              <table:table-cell office:value-type="float" office:value="15.2">
                <text:p>15.2</text:p>
                <draw:g>
                  <svg:desc>Arkusz1.Z15:Arkusz1.Z24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3.6">
                <text:p>33.6</text:p>
              </table:table-cell>
              <table:table-cell office:value-type="float" office:value="42.7">
                <text:p>42.7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6.3">
                <text:p>36.3</text:p>
              </table:table-cell>
              <table:table-cell office:value-type="float" office:value="43.3">
                <text:p>43.3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6.8">
                <text:p>36.8</text:p>
              </table:table-cell>
              <table:table-cell office:value-type="float" office:value="44.6">
                <text:p>44.6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8">
                <text:p>38</text:p>
              </table:table-cell>
              <table:table-cell office:value-type="float" office:value="47.1">
                <text:p>47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0.1">
                <text:p>40.1</text:p>
              </table:table-cell>
              <table:table-cell office:value-type="float" office:value="47.35">
                <text:p>47.35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8.3">
                <text:p>38.3</text:p>
              </table:table-cell>
              <table:table-cell office:value-type="float" office:value="48.1">
                <text:p>48.1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8.6">
                <text:p>38.6</text:p>
              </table:table-cell>
              <table:table-cell office:value-type="float" office:value="51">
                <text:p>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1.2">
                <text:p>41.2</text:p>
              </table:table-cell>
              <table:table-cell office:value-type="float" office:value="50.35">
                <text:p>50.3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9.7">
                <text:p>39.7</text:p>
              </table:table-cell>
              <table:table-cell office:value-type="float" office:value="49.8">
                <text:p>49.8</text:p>
              </table:table-cell>
              <table:table-cell office:value-type="float" office:value="19.1">
                <text:p>19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8cm" xlink:href=".." xlink:type="simple" chart:class="chart:line" chart:style-name="ch1">
        <chart:title svg:x="2.234cm" svg:y="0.315cm" chart:style-name="ch2">
          <text:p>średnia ilość porównań kluczy (średnia dla 20 powtórzeń)</text:p>
        </chart:title>
        <chart:legend chart:legend-position="end" svg:x="10.117cm" svg:y="3.702cm" style:legend-expansion="high" chart:style-name="ch3"/>
        <chart:plot-area chart:style-name="ch4" table:cell-range-address="Arkusz1.A14:Arkusz1.B24 Arkusz1.K14:Arkusz1.K24 Arkusz1.T14:Arkusz1.T24" chart:data-source-has-labels="both" svg:x="0.32cm" svg:y="1.273cm" svg:width="9.477cm" svg:height="7.546cm">
          <chartooo:coordinate-region svg:x="0.941cm" svg:y="1.273cm" svg:width="8.541cm" svg:height="6.03cm"/>
          <chart:axis chart:dimension="x" chart:name="primary-x" chart:style-name="ch5" chartooo:axis-type="auto">
            <chartooo:date-scale/>
            <chart:categories table:cell-range-address="Arkusz1.A15:Arkusz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5:Arkusz1.B24" chart:label-cell-address="Arkusz1.B14:Arkusz1.B14" chart:class="chart:line">
            <chart:data-point chart:repeated="10"/>
          </chart:series>
          <chart:series chart:style-name="ch8" chart:values-cell-range-address="Arkusz1.K15:Arkusz1.K24" chart:label-cell-address="Arkusz1.K14:Arkusz1.K14" chart:class="chart:line">
            <chart:data-point chart:repeated="10"/>
          </chart:series>
          <chart:series chart:style-name="ch9" chart:values-cell-range-address="Arkusz1.T15:Arkusz1.T24" chart:label-cell-address="Arkusz1.T14:Arkusz1.T1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_avg - unsorted_bst</text:p>
                <draw:g>
                  <svg:desc>Arkusz1.B14:Arkusz1.B14</svg:desc>
                </draw:g>
              </table:table-cell>
              <table:table-cell office:value-type="string">
                <text:p>comp_avg – unsorted_splay</text:p>
                <draw:g>
                  <svg:desc>Arkusz1.K14:Arkusz1.K14</svg:desc>
                </draw:g>
              </table:table-cell>
              <table:table-cell office:value-type="string">
                <text:p>comp_avg – unsorted_RBtree</text:p>
                <draw:g>
                  <svg:desc>Arkusz1.T14:Arkusz1.T1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A15:Arkusz1.A24</svg:desc>
                </draw:g>
              </table:table-cell>
              <table:table-cell office:value-type="float" office:value="24.373555">
                <text:p>24.373555</text:p>
                <draw:g>
                  <svg:desc>Arkusz1.B15:Arkusz1.B24</svg:desc>
                </draw:g>
              </table:table-cell>
              <table:table-cell office:value-type="float" office:value="35.233445">
                <text:p>35.233445</text:p>
                <draw:g>
                  <svg:desc>Arkusz1.K15:Arkusz1.K24</svg:desc>
                </draw:g>
              </table:table-cell>
              <table:table-cell office:value-type="float" office:value="19.640205">
                <text:p>19.640205</text:p>
                <draw:g>
                  <svg:desc>Arkusz1.T15:Arkusz1.T24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5.970685">
                <text:p>25.970685</text:p>
              </table:table-cell>
              <table:table-cell office:value-type="float" office:value="38.33785375">
                <text:p>38.33785375</text:p>
              </table:table-cell>
              <table:table-cell office:value-type="float" office:value="21.13452875">
                <text:p>21.1345287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8.5719285">
                <text:p>28.5719285</text:p>
              </table:table-cell>
              <table:table-cell office:value-type="float" office:value="40.1663066">
                <text:p>40.1663066</text:p>
              </table:table-cell>
              <table:table-cell office:value-type="float" office:value="22.04259665">
                <text:p>22.0425966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8.6813288">
                <text:p>28.6813288</text:p>
              </table:table-cell>
              <table:table-cell office:value-type="float" office:value="41.4509088">
                <text:p>41.4509088</text:p>
              </table:table-cell>
              <table:table-cell office:value-type="float" office:value="22.66207055">
                <text:p>22.6620705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9.494946">
                <text:p>29.494946</text:p>
              </table:table-cell>
              <table:table-cell office:value-type="float" office:value="42.4590045">
                <text:p>42.4590045</text:p>
              </table:table-cell>
              <table:table-cell office:value-type="float" office:value="23.1755815">
                <text:p>23.175581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9.8972276">
                <text:p>29.8972276</text:p>
              </table:table-cell>
              <table:table-cell office:value-type="float" office:value="43.2743212">
                <text:p>43.2743212</text:p>
              </table:table-cell>
              <table:table-cell office:value-type="float" office:value="23.56751935">
                <text:p>23.5675193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0.2001329">
                <text:p>30.2001329</text:p>
              </table:table-cell>
              <table:table-cell office:value-type="float" office:value="43.9837568">
                <text:p>43.9837568</text:p>
              </table:table-cell>
              <table:table-cell office:value-type="float" office:value="23.9150024">
                <text:p>23.915002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0.2144013">
                <text:p>30.2144013</text:p>
              </table:table-cell>
              <table:table-cell office:value-type="float" office:value="44.58473885">
                <text:p>44.58473885</text:p>
              </table:table-cell>
              <table:table-cell office:value-type="float" office:value="24.19643715">
                <text:p>24.1964371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1.1525094">
                <text:p>31.1525094</text:p>
              </table:table-cell>
              <table:table-cell office:value-type="float" office:value="45.10697635">
                <text:p>45.10697635</text:p>
              </table:table-cell>
              <table:table-cell office:value-type="float" office:value="24.4588039">
                <text:p>24.458803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1.400905">
                <text:p>31.400905</text:p>
              </table:table-cell>
              <table:table-cell office:value-type="float" office:value="45.58828825">
                <text:p>45.58828825</text:p>
              </table:table-cell>
              <table:table-cell office:value-type="float" office:value="24.67147625">
                <text:p>24.67147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line" chart:style-name="ch1">
        <chart:title svg:x="2.538cm" svg:y="0.315cm" chart:style-name="ch2">
          <text:p>max ilość porównań kluczy (średnia dla 20 powtórzeń)</text:p>
        </chart:title>
        <chart:legend chart:legend-position="end" svg:x="10.249cm" svg:y="3.701cm" style:legend-expansion="high" chart:style-name="ch3"/>
        <chart:plot-area chart:style-name="ch4" table:cell-range-address="Arkusz1.A1:Arkusz1.A11 Arkusz1.C1:Arkusz1.C11 Arkusz1.L1:Arkusz1.L11 Arkusz1.U1:Arkusz1.U11" chart:data-source-has-labels="both" svg:x="0.32cm" svg:y="1.273cm" svg:width="9.609cm" svg:height="7.545cm">
          <chartooo:coordinate-region svg:x="1.682cm" svg:y="1.273cm" svg:width="8.108cm" svg:height="6.029cm"/>
          <chart:axis chart:dimension="x" chart:name="primary-x" chart:style-name="ch5" chartooo:axis-type="auto">
            <chartooo:date-scale/>
            <chart:categories table:cell-range-address="Arkusz1.A2:Arkusz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2:Arkusz1.C11" chart:label-cell-address="Arkusz1.C1:Arkusz1.C1" chart:class="chart:line">
            <chart:data-point chart:repeated="10"/>
          </chart:series>
          <chart:series chart:style-name="ch8" chart:values-cell-range-address="Arkusz1.L2:Arkusz1.L11" chart:label-cell-address="Arkusz1.L1:Arkusz1.L1" chart:class="chart:line">
            <chart:data-point chart:repeated="10"/>
          </chart:series>
          <chart:series chart:style-name="ch9" chart:values-cell-range-address="Arkusz1.U2:Arkusz1.U11" chart:label-cell-address="Arkusz1.U1:Arkusz1.U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_maks – sorted_bst</text:p>
                <draw:g>
                  <svg:desc>Arkusz1.C1:Arkusz1.C1</svg:desc>
                </draw:g>
              </table:table-cell>
              <table:table-cell office:value-type="string">
                <text:p>comp_maks – sorted_splay</text:p>
                <draw:g>
                  <svg:desc>Arkusz1.L1:Arkusz1.L1</svg:desc>
                </draw:g>
              </table:table-cell>
              <table:table-cell office:value-type="string">
                <text:p>comp_maks – sorted_Rbtree</text:p>
                <draw:g>
                  <svg:desc>Arkusz1.U1:Arkusz1.U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A2:Arkusz1.A11</svg:desc>
                </draw:g>
              </table:table-cell>
              <table:table-cell office:value-type="float" office:value="19999">
                <text:p>19999</text:p>
                <draw:g>
                  <svg:desc>Arkusz1.C2:Arkusz1.C11</svg:desc>
                </draw:g>
              </table:table-cell>
              <table:table-cell office:value-type="float" office:value="9415.95">
                <text:p>9415.95</text:p>
                <draw:g>
                  <svg:desc>Arkusz1.L2:Arkusz1.L11</svg:desc>
                </draw:g>
              </table:table-cell>
              <table:table-cell office:value-type="float" office:value="34.5">
                <text:p>34.5</text:p>
                <draw:g>
                  <svg:desc>Arkusz1.U2:Arkusz1.U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9999">
                <text:p>39999</text:p>
              </table:table-cell>
              <table:table-cell office:value-type="float" office:value="18873.95">
                <text:p>18873.9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9999">
                <text:p>59999</text:p>
              </table:table-cell>
              <table:table-cell office:value-type="float" office:value="28079.25">
                <text:p>28079.25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9999">
                <text:p>79999</text:p>
              </table:table-cell>
              <table:table-cell office:value-type="float" office:value="41643.65">
                <text:p>41643.65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9999">
                <text:p>99999</text:p>
              </table:table-cell>
              <table:table-cell office:value-type="float" office:value="48845.3">
                <text:p>48845.3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19999">
                <text:p>119999</text:p>
              </table:table-cell>
              <table:table-cell office:value-type="float" office:value="58251.3">
                <text:p>58251.3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39999">
                <text:p>139999</text:p>
              </table:table-cell>
              <table:table-cell office:value-type="float" office:value="69815.4">
                <text:p>69815.4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59999">
                <text:p>159999</text:p>
              </table:table-cell>
              <table:table-cell office:value-type="float" office:value="67946.45">
                <text:p>67946.45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79999">
                <text:p>179999</text:p>
              </table:table-cell>
              <table:table-cell office:value-type="float" office:value="97829.85">
                <text:p>97829.85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99999">
                <text:p>199999</text:p>
              </table:table-cell>
              <table:table-cell office:value-type="float" office:value="90741.2">
                <text:p>90741.2</text:p>
              </table:table-cell>
              <table:table-cell office:value-type="float" office:value="43.1">
                <text:p>43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title svg:x="2.537cm" svg:y="0.315cm" chart:style-name="ch2">
          <text:p>max ilość porównań kluczy (średnia dla 20 powtórzeń)</text:p>
        </chart:title>
        <chart:legend chart:legend-position="end" svg:x="9.878cm" svg:y="3.701cm" style:legend-expansion="high" chart:style-name="ch3"/>
        <chart:plot-area chart:style-name="ch4" table:cell-range-address="Arkusz1.A14:Arkusz1.A24 Arkusz1.C14:Arkusz1.C24 Arkusz1.L14:Arkusz1.L24 Arkusz1.U14:Arkusz1.U24" chart:data-source-has-labels="both" svg:x="0.32cm" svg:y="1.273cm" svg:width="9.238cm" svg:height="7.545cm">
          <chartooo:coordinate-region svg:x="0.941cm" svg:y="1.273cm" svg:width="8.291cm" svg:height="6.03cm"/>
          <chart:axis chart:dimension="x" chart:name="primary-x" chart:style-name="ch5" chartooo:axis-type="auto">
            <chartooo:date-scale/>
            <chart:categories table:cell-range-address="Arkusz1.A15:Arkusz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15:Arkusz1.C24" chart:label-cell-address="Arkusz1.C14:Arkusz1.C14" chart:class="chart:line">
            <chart:data-point chart:repeated="10"/>
          </chart:series>
          <chart:series chart:style-name="ch8" chart:values-cell-range-address="Arkusz1.L15:Arkusz1.L24" chart:label-cell-address="Arkusz1.L14:Arkusz1.L14" chart:class="chart:line">
            <chart:data-point chart:repeated="10"/>
          </chart:series>
          <chart:series chart:style-name="ch9" chart:values-cell-range-address="Arkusz1.U15:Arkusz1.U24" chart:label-cell-address="Arkusz1.U14:Arkusz1.U1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_maks – unsorted_bst</text:p>
                <draw:g>
                  <svg:desc>Arkusz1.C14:Arkusz1.C14</svg:desc>
                </draw:g>
              </table:table-cell>
              <table:table-cell office:value-type="string">
                <text:p>comp_maks – unsorted_splay</text:p>
                <draw:g>
                  <svg:desc>Arkusz1.L14:Arkusz1.L14</svg:desc>
                </draw:g>
              </table:table-cell>
              <table:table-cell office:value-type="string">
                <text:p>comp_maks – unsorted_Rbtree</text:p>
                <draw:g>
                  <svg:desc>Arkusz1.U14:Arkusz1.U1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A15:Arkusz1.A24</svg:desc>
                </draw:g>
              </table:table-cell>
              <table:table-cell office:value-type="float" office:value="62.6">
                <text:p>62.6</text:p>
                <draw:g>
                  <svg:desc>Arkusz1.C15:Arkusz1.C24</svg:desc>
                </draw:g>
              </table:table-cell>
              <table:table-cell office:value-type="float" office:value="96.85">
                <text:p>96.85</text:p>
                <draw:g>
                  <svg:desc>Arkusz1.L15:Arkusz1.L24</svg:desc>
                </draw:g>
              </table:table-cell>
              <table:table-cell office:value-type="float" office:value="33.1">
                <text:p>33.1</text:p>
                <draw:g>
                  <svg:desc>Arkusz1.U15:Arkusz1.U24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6.2">
                <text:p>66.2</text:p>
              </table:table-cell>
              <table:table-cell office:value-type="float" office:value="99.9">
                <text:p>99.9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1.6">
                <text:p>71.6</text:p>
              </table:table-cell>
              <table:table-cell office:value-type="float" office:value="109.1">
                <text:p>109.1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2.6">
                <text:p>72.6</text:p>
              </table:table-cell>
              <table:table-cell office:value-type="float" office:value="109.85">
                <text:p>109.8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75">
                <text:p>75</text:p>
              </table:table-cell>
              <table:table-cell office:value-type="float" office:value="113.65">
                <text:p>113.65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9.2">
                <text:p>79.2</text:p>
              </table:table-cell>
              <table:table-cell office:value-type="float" office:value="115.55">
                <text:p>115.55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5.6">
                <text:p>75.6</text:p>
              </table:table-cell>
              <table:table-cell office:value-type="float" office:value="115.5">
                <text:p>115.5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76.2">
                <text:p>76.2</text:p>
              </table:table-cell>
              <table:table-cell office:value-type="float" office:value="117.55">
                <text:p>117.55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81.4">
                <text:p>81.4</text:p>
              </table:table-cell>
              <table:table-cell office:value-type="float" office:value="119.8">
                <text:p>119.8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8.4">
                <text:p>78.4</text:p>
              </table:table-cell>
              <table:table-cell office:value-type="float" office:value="120.05">
                <text:p>120.05</text:p>
              </table:table-cell>
              <table:table-cell office:value-type="float" office:value="41.1">
                <text:p>41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line" chart:style-name="ch1">
        <chart:title svg:x="0.435cm" svg:y="0.315cm" chart:style-name="ch2">
          <text:p>średnia ilość odczytów/przestawień wskaźników (średnia dla 20 powtórzeń)</text:p>
        </chart:title>
        <chart:legend chart:legend-position="end" svg:x="10.54cm" svg:y="3.701cm" style:legend-expansion="high" chart:style-name="ch3"/>
        <chart:plot-area chart:style-name="ch4" table:cell-range-address="Arkusz1.A1:Arkusz1.A11 Arkusz1.D1:Arkusz1.D11 Arkusz1.M1:Arkusz1.M11 Arkusz1.V1:Arkusz1.V11" chart:data-source-has-labels="both" svg:x="0.32cm" svg:y="1.273cm" svg:width="9.9cm" svg:height="7.545cm">
          <chartooo:coordinate-region svg:x="1.497cm" svg:y="1.273cm" svg:width="8.583cm" svg:height="6.03cm"/>
          <chart:axis chart:dimension="x" chart:name="primary-x" chart:style-name="ch5" chartooo:axis-type="auto">
            <chartooo:date-scale/>
            <chart:categories table:cell-range-address="Arkusz1.A2:Arkusz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D2:Arkusz1.D11" chart:label-cell-address="Arkusz1.D1:Arkusz1.D1" chart:class="chart:line">
            <chart:data-point chart:repeated="10"/>
          </chart:series>
          <chart:series chart:style-name="ch8" chart:values-cell-range-address="Arkusz1.M2:Arkusz1.M11" chart:label-cell-address="Arkusz1.M1:Arkusz1.M1" chart:class="chart:line">
            <chart:data-point chart:repeated="10"/>
          </chart:series>
          <chart:series chart:style-name="ch9" chart:values-cell-range-address="Arkusz1.V2:Arkusz1.V11" chart:label-cell-address="Arkusz1.V1:Arkusz1.V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s_avg – sorted_bst</text:p>
                <draw:g>
                  <svg:desc>Arkusz1.D1:Arkusz1.D1</svg:desc>
                </draw:g>
              </table:table-cell>
              <table:table-cell office:value-type="string">
                <text:p>reads_avg – sorted_splay</text:p>
                <draw:g>
                  <svg:desc>Arkusz1.M1:Arkusz1.M1</svg:desc>
                </draw:g>
              </table:table-cell>
              <table:table-cell office:value-type="string">
                <text:p>reads_avg – sorted_Rbtree</text:p>
                <draw:g>
                  <svg:desc>Arkusz1.V1:Arkusz1.V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A2:Arkusz1.A11</svg:desc>
                </draw:g>
              </table:table-cell>
              <table:table-cell office:value-type="float" office:value="1970.2509175">
                <text:p>1970.2509175</text:p>
                <draw:g>
                  <svg:desc>Arkusz1.D2:Arkusz1.D11</svg:desc>
                </draw:g>
              </table:table-cell>
              <table:table-cell office:value-type="float" office:value="56.25978">
                <text:p>56.25978</text:p>
                <draw:g>
                  <svg:desc>Arkusz1.M2:Arkusz1.M11</svg:desc>
                </draw:g>
              </table:table-cell>
              <table:table-cell office:value-type="float" office:value="12.0657375">
                <text:p>12.0657375</text:p>
                <draw:g>
                  <svg:desc>Arkusz1.V2:Arkusz1.V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929.86423125">
                <text:p>3929.86423125</text:p>
              </table:table-cell>
              <table:table-cell office:value-type="float" office:value="60.464545">
                <text:p>60.464545</text:p>
              </table:table-cell>
              <table:table-cell office:value-type="float" office:value="12.53425625">
                <text:p>12.5342562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909.43618675">
                <text:p>5909.43618675</text:p>
              </table:table-cell>
              <table:table-cell office:value-type="float" office:value="62.9173467">
                <text:p>62.9173467</text:p>
              </table:table-cell>
              <table:table-cell office:value-type="float" office:value="12.80001585">
                <text:p>12.8000158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857.71695815">
                <text:p>7857.71695815</text:p>
              </table:table-cell>
              <table:table-cell office:value-type="float" office:value="64.7367652">
                <text:p>64.7367652</text:p>
              </table:table-cell>
              <table:table-cell office:value-type="float" office:value="13.01388755">
                <text:p>13.0138875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827.6783395">
                <text:p>9827.6783395</text:p>
              </table:table-cell>
              <table:table-cell office:value-type="float" office:value="66.1028085">
                <text:p>66.1028085</text:p>
              </table:table-cell>
              <table:table-cell office:value-type="float" office:value="13.171148">
                <text:p>13.17114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1818.11758835">
                <text:p>11818.11758835</text:p>
              </table:table-cell>
              <table:table-cell office:value-type="float" office:value="67.2552649">
                <text:p>67.2552649</text:p>
              </table:table-cell>
              <table:table-cell office:value-type="float" office:value="13.27866545">
                <text:p>13.2786654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3758.5067805714">
                <text:p>13758.5067805714</text:p>
              </table:table-cell>
              <table:table-cell office:value-type="float" office:value="68.20889635">
                <text:p>68.20889635</text:p>
              </table:table-cell>
              <table:table-cell office:value-type="float" office:value="13.381845">
                <text:p>13.38184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5751.4436174">
                <text:p>15751.4436174</text:p>
              </table:table-cell>
              <table:table-cell office:value-type="float" office:value="68.97914885">
                <text:p>68.97914885</text:p>
              </table:table-cell>
              <table:table-cell office:value-type="float" office:value="13.4920228">
                <text:p>13.492022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7691.9865199">
                <text:p>17691.9865199</text:p>
              </table:table-cell>
              <table:table-cell office:value-type="float" office:value="69.7364827">
                <text:p>69.7364827</text:p>
              </table:table-cell>
              <table:table-cell office:value-type="float" office:value="13.5817778">
                <text:p>13.581777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9666.621887">
                <text:p>19666.621887</text:p>
              </table:table-cell>
              <table:table-cell office:value-type="float" office:value="70.368748">
                <text:p>70.368748</text:p>
              </table:table-cell>
              <table:table-cell office:value-type="float" office:value="13.655519">
                <text:p>13.6555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line" chart:style-name="ch1">
        <chart:title svg:x="0.435cm" svg:y="0.315cm" chart:style-name="ch2">
          <text:p>średnia ilość odczytów/przestawień wskaźników (średnia dla 20 powtórzeń)</text:p>
        </chart:title>
        <chart:legend chart:legend-position="end" svg:x="10.17cm" svg:y="3.701cm" style:legend-expansion="high" chart:style-name="ch3"/>
        <chart:plot-area chart:style-name="ch4" table:cell-range-address="Arkusz1.A14:Arkusz1.A24 Arkusz1.D14:Arkusz1.D24 Arkusz1.M14:Arkusz1.M24 Arkusz1.V14:Arkusz1.V24" chart:data-source-has-labels="both" svg:x="0.32cm" svg:y="1.273cm" svg:width="9.53cm" svg:height="7.545cm">
          <chartooo:coordinate-region svg:x="0.941cm" svg:y="1.273cm" svg:width="8.583cm" svg:height="6.03cm"/>
          <chart:axis chart:dimension="x" chart:name="primary-x" chart:style-name="ch5" chartooo:axis-type="auto">
            <chartooo:date-scale/>
            <chart:categories table:cell-range-address="Arkusz1.A15:Arkusz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D15:Arkusz1.D24" chart:label-cell-address="Arkusz1.D14:Arkusz1.D14" chart:class="chart:line">
            <chart:data-point chart:repeated="10"/>
          </chart:series>
          <chart:series chart:style-name="ch8" chart:values-cell-range-address="Arkusz1.M15:Arkusz1.M24" chart:label-cell-address="Arkusz1.M14:Arkusz1.M14" chart:class="chart:line">
            <chart:data-point chart:repeated="10"/>
          </chart:series>
          <chart:series chart:style-name="ch9" chart:values-cell-range-address="Arkusz1.V15:Arkusz1.V24" chart:label-cell-address="Arkusz1.V14:Arkusz1.V1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s_avg – unsorted_bst</text:p>
                <draw:g>
                  <svg:desc>Arkusz1.D14:Arkusz1.D14</svg:desc>
                </draw:g>
              </table:table-cell>
              <table:table-cell office:value-type="string">
                <text:p>reads_avg – unsorted_splay</text:p>
                <draw:g>
                  <svg:desc>Arkusz1.M14:Arkusz1.M14</svg:desc>
                </draw:g>
              </table:table-cell>
              <table:table-cell office:value-type="string">
                <text:p>reads_avg – unsorted_Rbtree</text:p>
                <draw:g>
                  <svg:desc>Arkusz1.V14:Arkusz1.V1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A15:Arkusz1.A24</svg:desc>
                </draw:g>
              </table:table-cell>
              <table:table-cell office:value-type="float" office:value="10.134535">
                <text:p>10.134535</text:p>
                <draw:g>
                  <svg:desc>Arkusz1.D15:Arkusz1.D24</svg:desc>
                </draw:g>
              </table:table-cell>
              <table:table-cell office:value-type="float" office:value="92.1771975">
                <text:p>92.1771975</text:p>
                <draw:g>
                  <svg:desc>Arkusz1.M15:Arkusz1.M24</svg:desc>
                </draw:g>
              </table:table-cell>
              <table:table-cell office:value-type="float" office:value="19.8911875">
                <text:p>19.8911875</text:p>
                <draw:g>
                  <svg:desc>Arkusz1.V15:Arkusz1.V24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.65223">
                <text:p>10.65223</text:p>
              </table:table-cell>
              <table:table-cell office:value-type="float" office:value="100.76487625">
                <text:p>100.76487625</text:p>
              </table:table-cell>
              <table:table-cell office:value-type="float" office:value="20.97641">
                <text:p>20.9764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.513745">
                <text:p>11.513745</text:p>
              </table:table-cell>
              <table:table-cell office:value-type="float" office:value="105.80887425">
                <text:p>105.80887425</text:p>
              </table:table-cell>
              <table:table-cell office:value-type="float" office:value="21.6094333">
                <text:p>21.609433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1.5599626">
                <text:p>11.5599626</text:p>
              </table:table-cell>
              <table:table-cell office:value-type="float" office:value="109.3658014">
                <text:p>109.3658014</text:p>
              </table:table-cell>
              <table:table-cell office:value-type="float" office:value="22.0498651">
                <text:p>22.049865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.83063">
                <text:p>11.83063</text:p>
              </table:table-cell>
              <table:table-cell office:value-type="float" office:value="112.149664">
                <text:p>112.149664</text:p>
              </table:table-cell>
              <table:table-cell office:value-type="float" office:value="22.4167065">
                <text:p>22.416706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1.9576575">
                <text:p>11.9576575</text:p>
              </table:table-cell>
              <table:table-cell office:value-type="float" office:value="114.4039697">
                <text:p>114.4039697</text:p>
              </table:table-cell>
              <table:table-cell office:value-type="float" office:value="22.69947955">
                <text:p>22.6994795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2.0589356">
                <text:p>12.0589356</text:p>
              </table:table-cell>
              <table:table-cell office:value-type="float" office:value="116.36158175">
                <text:p>116.36158175</text:p>
              </table:table-cell>
              <table:table-cell office:value-type="float" office:value="22.9478294">
                <text:p>22.947829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2.0618431">
                <text:p>12.0618431</text:p>
              </table:table-cell>
              <table:table-cell office:value-type="float" office:value="118.02212785">
                <text:p>118.02212785</text:p>
              </table:table-cell>
              <table:table-cell office:value-type="float" office:value="23.1424556">
                <text:p>23.142455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2.3783973">
                <text:p>12.3783973</text:p>
              </table:table-cell>
              <table:table-cell office:value-type="float" office:value="119.46649725">
                <text:p>119.46649725</text:p>
              </table:table-cell>
              <table:table-cell office:value-type="float" office:value="23.3294737">
                <text:p>23.329473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.464427">
                <text:p>12.464427</text:p>
              </table:table-cell>
              <table:table-cell office:value-type="float" office:value="120.802938">
                <text:p>120.802938</text:p>
              </table:table-cell>
              <table:table-cell office:value-type="float" office:value="23.482939">
                <text:p>23.4829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title svg:x="0.738cm" svg:y="0.315cm" chart:style-name="ch2">
          <text:p>max ilość odczytów/przestawień wskaźników (średnia dla 20 powtórzeń)</text:p>
        </chart:title>
        <chart:legend chart:legend-position="end" svg:x="10.248cm" svg:y="3.701cm" style:legend-expansion="high" chart:style-name="ch3"/>
        <chart:plot-area chart:style-name="ch4" table:cell-range-address="Arkusz1.A1:Arkusz1.A11 Arkusz1.E1:Arkusz1.E11 Arkusz1.N1:Arkusz1.N11 Arkusz1.W1:Arkusz1.W11" chart:data-source-has-labels="both" svg:x="0.32cm" svg:y="1.273cm" svg:width="9.608cm" svg:height="7.545cm">
          <chartooo:coordinate-region svg:x="1.682cm" svg:y="1.273cm" svg:width="8.106cm" svg:height="6.03cm"/>
          <chart:axis chart:dimension="x" chart:name="primary-x" chart:style-name="ch5" chartooo:axis-type="auto">
            <chartooo:date-scale/>
            <chart:categories table:cell-range-address="Arkusz1.A2:Arkusz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E2:Arkusz1.E11" chart:label-cell-address="Arkusz1.E1:Arkusz1.E1" chart:class="chart:line">
            <chart:data-point chart:repeated="10"/>
          </chart:series>
          <chart:series chart:style-name="ch8" chart:values-cell-range-address="Arkusz1.N2:Arkusz1.N11" chart:label-cell-address="Arkusz1.N1:Arkusz1.N1" chart:class="chart:line">
            <chart:data-point chart:repeated="10"/>
          </chart:series>
          <chart:series chart:style-name="ch9" chart:values-cell-range-address="Arkusz1.W2:Arkusz1.W11" chart:label-cell-address="Arkusz1.W1:Arkusz1.W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s_maks – sorted_bst</text:p>
                <draw:g>
                  <svg:desc>Arkusz1.E1:Arkusz1.E1</svg:desc>
                </draw:g>
              </table:table-cell>
              <table:table-cell office:value-type="string">
                <text:p>reads_maks – sorted_splay</text:p>
                <draw:g>
                  <svg:desc>Arkusz1.N1:Arkusz1.N1</svg:desc>
                </draw:g>
              </table:table-cell>
              <table:table-cell office:value-type="string">
                <text:p>reads_maks – sorted_Rbtree</text:p>
                <draw:g>
                  <svg:desc>Arkusz1.W1:Arkusz1.W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A2:Arkusz1.A11</svg:desc>
                </draw:g>
              </table:table-cell>
              <table:table-cell office:value-type="float" office:value="9912.4">
                <text:p>9912.4</text:p>
                <draw:g>
                  <svg:desc>Arkusz1.E2:Arkusz1.E11</svg:desc>
                </draw:g>
              </table:table-cell>
              <table:table-cell office:value-type="float" office:value="28243.2">
                <text:p>28243.2</text:p>
                <draw:g>
                  <svg:desc>Arkusz1.N2:Arkusz1.N11</svg:desc>
                </draw:g>
              </table:table-cell>
              <table:table-cell office:value-type="float" office:value="97">
                <text:p>97</text:p>
                <draw:g>
                  <svg:desc>Arkusz1.W2:Arkusz1.W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9868.35">
                <text:p>19868.35</text:p>
              </table:table-cell>
              <table:table-cell office:value-type="float" office:value="56617.25">
                <text:p>56617.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9882.35">
                <text:p>29882.35</text:p>
              </table:table-cell>
              <table:table-cell office:value-type="float" office:value="84233.75">
                <text:p>84233.7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9834.35">
                <text:p>39834.35</text:p>
              </table:table-cell>
              <table:table-cell office:value-type="float" office:value="124926.5">
                <text:p>124926.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9797.25">
                <text:p>49797.25</text:p>
              </table:table-cell>
              <table:table-cell office:value-type="float" office:value="146530.7">
                <text:p>146530.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9778.2">
                <text:p>59778.2</text:p>
              </table:table-cell>
              <table:table-cell office:value-type="float" office:value="174749.2">
                <text:p>174749.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69772.6428571429">
                <text:p>69772.6428571429</text:p>
              </table:table-cell>
              <table:table-cell office:value-type="float" office:value="209441.85">
                <text:p>209441.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79783.8">
                <text:p>79783.8</text:p>
              </table:table-cell>
              <table:table-cell office:value-type="float" office:value="203833.9">
                <text:p>203833.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89720.8">
                <text:p>89720.8</text:p>
              </table:table-cell>
              <table:table-cell office:value-type="float" office:value="293485.05">
                <text:p>293485.0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9779.4">
                <text:p>99779.4</text:p>
              </table:table-cell>
              <table:table-cell office:value-type="float" office:value="272218.7">
                <text:p>272218.7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line" chart:style-name="ch1">
        <chart:title svg:x="0.739cm" svg:y="0.315cm" chart:style-name="ch2">
          <text:p>max ilość odczytów/przestawień wskaźników (średnia dla 20 powtórzeń)</text:p>
        </chart:title>
        <chart:legend chart:legend-position="end" svg:x="9.879cm" svg:y="3.701cm" style:legend-expansion="high" chart:style-name="ch3"/>
        <chart:plot-area chart:style-name="ch4" table:cell-range-address="Arkusz1.A14:Arkusz1.A24 Arkusz1.E14:Arkusz1.E24 Arkusz1.N14:Arkusz1.N24 Arkusz1.W14:Arkusz1.W24" chart:data-source-has-labels="both" svg:x="0.32cm" svg:y="1.273cm" svg:width="9.239cm" svg:height="7.545cm">
          <chartooo:coordinate-region svg:x="1.127cm" svg:y="1.273cm" svg:width="8.292cm" svg:height="6.029cm"/>
          <chart:axis chart:dimension="x" chart:name="primary-x" chart:style-name="ch5" chartooo:axis-type="auto">
            <chartooo:date-scale/>
            <chart:categories table:cell-range-address="Arkusz1.A15:Arkusz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E15:Arkusz1.E24" chart:label-cell-address="Arkusz1.E14:Arkusz1.E14" chart:class="chart:line">
            <chart:data-point chart:repeated="10"/>
          </chart:series>
          <chart:series chart:style-name="ch8" chart:values-cell-range-address="Arkusz1.N15:Arkusz1.N24" chart:label-cell-address="Arkusz1.N14:Arkusz1.N14" chart:class="chart:line">
            <chart:data-point chart:repeated="10"/>
          </chart:series>
          <chart:series chart:style-name="ch9" chart:values-cell-range-address="Arkusz1.W15:Arkusz1.W24" chart:label-cell-address="Arkusz1.W14:Arkusz1.W1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s_maks – unsorted_bst</text:p>
                <draw:g>
                  <svg:desc>Arkusz1.E14:Arkusz1.E14</svg:desc>
                </draw:g>
              </table:table-cell>
              <table:table-cell office:value-type="string">
                <text:p>reads_maks – unsorted_splay</text:p>
                <draw:g>
                  <svg:desc>Arkusz1.N14:Arkusz1.N14</svg:desc>
                </draw:g>
              </table:table-cell>
              <table:table-cell office:value-type="string">
                <text:p>reads_maks – unsorted_Rbtree</text:p>
                <draw:g>
                  <svg:desc>Arkusz1.W14:Arkusz1.W1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A15:Arkusz1.A24</svg:desc>
                </draw:g>
              </table:table-cell>
              <table:table-cell office:value-type="float" office:value="55.6">
                <text:p>55.6</text:p>
                <draw:g>
                  <svg:desc>Arkusz1.E15:Arkusz1.E24</svg:desc>
                </draw:g>
              </table:table-cell>
              <table:table-cell office:value-type="float" office:value="250.4">
                <text:p>250.4</text:p>
                <draw:g>
                  <svg:desc>Arkusz1.N15:Arkusz1.N24</svg:desc>
                </draw:g>
              </table:table-cell>
              <table:table-cell office:value-type="float" office:value="67.1">
                <text:p>67.1</text:p>
                <draw:g>
                  <svg:desc>Arkusz1.W15:Arkusz1.W24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0.1">
                <text:p>60.1</text:p>
              </table:table-cell>
              <table:table-cell office:value-type="float" office:value="255.6">
                <text:p>255.6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61.9">
                <text:p>61.9</text:p>
              </table:table-cell>
              <table:table-cell office:value-type="float" office:value="277.9">
                <text:p>277.9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1.3">
                <text:p>71.3</text:p>
              </table:table-cell>
              <table:table-cell office:value-type="float" office:value="283.55">
                <text:p>283.55</text:p>
              </table:table-cell>
              <table:table-cell office:value-type="float" office:value="79.15">
                <text:p>79.1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7.4">
                <text:p>67.4</text:p>
              </table:table-cell>
              <table:table-cell office:value-type="float" office:value="293.8">
                <text:p>293.8</text:p>
              </table:table-cell>
              <table:table-cell office:value-type="float" office:value="79.55">
                <text:p>79.5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5.5">
                <text:p>65.5</text:p>
              </table:table-cell>
              <table:table-cell office:value-type="float" office:value="297.05">
                <text:p>297.05</text:p>
              </table:table-cell>
              <table:table-cell office:value-type="float" office:value="80.45">
                <text:p>80.4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68.7">
                <text:p>68.7</text:p>
              </table:table-cell>
              <table:table-cell office:value-type="float" office:value="298.7">
                <text:p>298.7</text:p>
              </table:table-cell>
              <table:table-cell office:value-type="float" office:value="81.15">
                <text:p>81.1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71.6">
                <text:p>71.6</text:p>
              </table:table-cell>
              <table:table-cell office:value-type="float" office:value="302.05">
                <text:p>302.05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71.2">
                <text:p>71.2</text:p>
              </table:table-cell>
              <table:table-cell office:value-type="float" office:value="308.1">
                <text:p>308.1</text:p>
              </table:table-cell>
              <table:table-cell office:value-type="float" office:value="82.35">
                <text:p>82.3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0">
                <text:p>70</text:p>
              </table:table-cell>
              <table:table-cell office:value-type="float" office:value="308.45">
                <text:p>308.45</text:p>
              </table:table-cell>
              <table:table-cell office:value-type="float" office:value="82.4">
                <text:p>82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line" chart:style-name="ch1">
        <chart:title svg:x="2.657cm" svg:y="0.315cm" chart:style-name="ch2">
          <text:p>średnia wysokość drzewa (średnia dla 20 powtórzeń)</text:p>
        </chart:title>
        <chart:legend chart:legend-position="end" svg:x="11.201cm" svg:y="3.701cm" style:legend-expansion="high" chart:style-name="ch3"/>
        <chart:plot-area chart:style-name="ch4" table:cell-range-address="Arkusz1.A1:Arkusz1.A11 Arkusz1.F1:Arkusz1.F11 Arkusz1.O1:Arkusz1.O11 Arkusz1.X1:Arkusz1.X11" chart:data-source-has-labels="both" svg:x="0.32cm" svg:y="1.273cm" svg:width="10.561cm" svg:height="7.545cm">
          <chartooo:coordinate-region svg:x="1.497cm" svg:y="1.472cm" svg:width="8.827cm" svg:height="6.699cm"/>
          <chart:axis chart:dimension="x" chart:name="primary-x" chart:style-name="ch5" chartooo:axis-type="auto">
            <chartooo:date-scale/>
            <chart:categories table:cell-range-address="Arkusz1.A2:Arkusz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F2:Arkusz1.F11" chart:label-cell-address="Arkusz1.F1:Arkusz1.F1" chart:class="chart:line">
            <chart:data-point chart:repeated="10"/>
          </chart:series>
          <chart:series chart:style-name="ch8" chart:values-cell-range-address="Arkusz1.O2:Arkusz1.O11" chart:label-cell-address="Arkusz1.O1:Arkusz1.O1" chart:class="chart:line">
            <chart:data-point chart:repeated="10"/>
          </chart:series>
          <chart:series chart:style-name="ch9" chart:values-cell-range-address="Arkusz1.X2:Arkusz1.X11" chart:label-cell-address="Arkusz1.X1:Arkusz1.X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_avg – sorted_bst</text:p>
                <draw:g>
                  <svg:desc>Arkusz1.F1:Arkusz1.F1</svg:desc>
                </draw:g>
              </table:table-cell>
              <table:table-cell office:value-type="string">
                <text:p>h_avg  - sorted_splay</text:p>
                <draw:g>
                  <svg:desc>Arkusz1.O1:Arkusz1.O1</svg:desc>
                </draw:g>
              </table:table-cell>
              <table:table-cell office:value-type="string">
                <text:p>h_avg – sorted_Rbtree</text:p>
                <draw:g>
                  <svg:desc>Arkusz1.X1:Arkusz1.X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1.A2:Arkusz1.A11</svg:desc>
                </draw:g>
              </table:table-cell>
              <table:table-cell office:value-type="float" office:value="6436.20849">
                <text:p>6436.20849</text:p>
                <draw:g>
                  <svg:desc>Arkusz1.F2:Arkusz1.F11</svg:desc>
                </draw:g>
              </table:table-cell>
              <table:table-cell office:value-type="float" office:value="2509.87307">
                <text:p>2509.87307</text:p>
                <draw:g>
                  <svg:desc>Arkusz1.O2:Arkusz1.O11</svg:desc>
                </draw:g>
              </table:table-cell>
              <table:table-cell office:value-type="float" office:value="17.3621575">
                <text:p>17.3621575</text:p>
                <draw:g>
                  <svg:desc>Arkusz1.X2:Arkusz1.X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2864.8138925">
                <text:p>12864.8138925</text:p>
              </table:table-cell>
              <table:table-cell office:value-type="float" office:value="5010.99377">
                <text:p>5010.99377</text:p>
              </table:table-cell>
              <table:table-cell office:value-type="float" office:value="18.8676225">
                <text:p>18.867622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9299.36611505">
                <text:p>19299.36611505</text:p>
              </table:table-cell>
              <table:table-cell office:value-type="float" office:value="7512.00956495">
                <text:p>7512.00956495</text:p>
              </table:table-cell>
              <table:table-cell office:value-type="float" office:value="19.6212751">
                <text:p>19.621275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5737.740335">
                <text:p>25737.740335</text:p>
              </table:table-cell>
              <table:table-cell office:value-type="float" office:value="10012.3491577">
                <text:p>10012.3491577</text:p>
              </table:table-cell>
              <table:table-cell office:value-type="float" office:value="20.39963625">
                <text:p>20.3996362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2167.4730085">
                <text:p>32167.4730085</text:p>
              </table:table-cell>
              <table:table-cell office:value-type="float" office:value="12513.000208">
                <text:p>12513.000208</text:p>
              </table:table-cell>
              <table:table-cell office:value-type="float" office:value="20.8294595">
                <text:p>20.829459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38622.22119745">
                <text:p>38622.22119745</text:p>
              </table:table-cell>
              <table:table-cell office:value-type="float" office:value="15013.68458125">
                <text:p>15013.68458125</text:p>
              </table:table-cell>
              <table:table-cell office:value-type="float" office:value="21.09265445">
                <text:p>21.0926544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5049.3268177857">
                <text:p>45049.3268177857</text:p>
              </table:table-cell>
              <table:table-cell office:value-type="float" office:value="17513.8091666">
                <text:p>17513.8091666</text:p>
              </table:table-cell>
              <table:table-cell office:value-type="float" office:value="21.63600495">
                <text:p>21.6360049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1487.5459238">
                <text:p>51487.5459238</text:p>
              </table:table-cell>
              <table:table-cell office:value-type="float" office:value="20014.14438655">
                <text:p>20014.14438655</text:p>
              </table:table-cell>
              <table:table-cell office:value-type="float" office:value="21.9449671">
                <text:p>21.944967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7907.0800805">
                <text:p>57907.0800805</text:p>
              </table:table-cell>
              <table:table-cell office:value-type="float" office:value="22513.9188723">
                <text:p>22513.9188723</text:p>
              </table:table-cell>
              <table:table-cell office:value-type="float" office:value="22.0267866">
                <text:p>22.026786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4339.965024">
                <text:p>64339.965024</text:p>
              </table:table-cell>
              <table:table-cell office:value-type="float" office:value="25014.71702">
                <text:p>25014.71702</text:p>
              </table:table-cell>
              <table:table-cell office:value-type="float" office:value="22.37446725">
                <text:p>22.374467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